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fo:color="#052726"/>
    </style:style>
    <style:style style:name="T6" style:family="text">
      <style:text-properties style:font-name="Times" fo:font-style="italic" fo:font-style-asian="italic" fo:font-style-complex="italic"/>
    </style:style>
    <style:style style:name="T7" style:family="text">
      <style:text-properties style:font-name="Times"/>
    </style:style>
    <style:style style:name="T8" style:family="text">
      <style:text-properties fo:color="#032726"/>
    </style:style>
    <style:style style:name="TableColumn1" style:family="table-column">
      <style:table-column-properties style:column-width="3.4625in" style:rel-column-width="32767*"/>
    </style:style>
  </office:automatic-styles>
  <office:body>
    <office:text>
      <text:p text:style-name="P1"/>
      <text:p text:style-name="P2"><text:span text:style-name="T1">陳真   |  2021.09.10 13:06   |   </text:span><text:a xlink:type="simple" xlink:href="http://palinfo.habago.org/Entry?Command=Information_PrintForum#FORUM40979"><text:span text:style-name="T2">#</text:span></text:a></text:p>
      <text:p text:style-name="P3"><text:span text:style-name="T1">在舊黨國年代，只要乖巧聽話，只要有點錢，只要忠黨愛國，凡事都好辦；透過關係，跑些形式上的流程，安插各種人事，一點困難也沒有，更何況是蔡啥小那樣一個始終和當權者緊密掛勾的土豪劣紳家族。特別是在黨校，當個什麼教授，根本就是輕而易舉。</text:span><text:span text:style-name="T3"><text:line-break/><text:line-break/></text:span><text:span text:style-name="T1">據我了解，這個假博士真詐財的教職任命案之關鍵人物之一很可能就是當年不學無術、論文涉嫌抄襲的黨國學閥馮滬祥，近幾年因為性侵外籍女佣而入獄，但是關沒兩天就以健康為由而保外就醫。此人就是蔡英文當年的貴人，同時也是蓬萊島案的主角，當年害阿扁坐了一年黑牢；明明以翻譯代替著作，官司竟然照樣勝訴，把阿扁打入監牢。</text:span><text:span text:style-name="T3"><text:line-break/><text:line-break/></text:span><text:span text:style-name="T1">至於LSE那邊，事後幫忙喬假學位的人之一就是LSE 的前院長Anthony Giddens，幫忙牽線的人是我在英國的一位已故舊識叫做黃國俊。當年(1998)我在英國發起反種族歧視運動(CARD)，請我去演講的人就是黃國俊，演講地點就在倫敦大學。演講結束當天，返回劍橋時，我的三個好朋友就在路途中遭到英國種族歧視者的圍毆成傷，全被打倒在地。</text:span><text:span text:style-name="T3"><text:line-break/><text:line-break/></text:span><text:span text:style-name="T1">至於LSE，雖然不是野雞大學，但它過去就有由校方高層主動販賣假學位的前科，那位假博士就是後來遭到希拉蕊屠戮慘死的利比亞強人格達費的兒子，根本沒念過研究所，論文卻有人代寫，校方公然奉上一個博士學位，所獲得的酬勞不光是鉅額捐獻，更包LSE在海外勢力與政治人脈的拓展，有助於學校擴大影響力。</text:span><text:span text:style-name="T3"><text:line-break/><text:line-break/></text:span><text:span text:style-name="T1">幾個月前，我針對這幾個假學位的案子，寫了幾篇較為深入細節的文章，但已不知下落，簡單說就是上述這樣。</text:span><text:span text:style-name="T3"><text:line-break/><text:line-break/></text:span><text:span text:style-name="T1">這位姓蔡的富家女，什麼都敢騙，什麼都敢做，謀財害命都不在乎了，更何況只是區區一個假學位。不可思議的是，這麼大的一件丟人醜聞，媒體卻封鎖至今不報導，而台灣人亦無所謂，國民黨更是假裝沒看見。為什麼呢？因為蔡英文是舊黨國餘孽，後來見風轉舵，由藍轉綠，假學位一事若掀開來，不但臭不可聞，而且恐怕會危及許多類似的人事案。</text:span><text:span text:style-name="T3"><text:line-break/><text:line-break/></text:span><text:span text:style-name="T1">台灣整天高喊轉型正義，實在很好笑，自己轉自己，自己審判自己嗎？過去的黨國餘孽，現在還是黨國，而且是呼風喚雨的當權者，惡行變本加厲，目無法紀，貪得無饜，根本無法無天，轉型正義是要轉個屁嗎？自欺欺人莫此為甚。</text:span><text:span text:style-name="T3"><text:line-break/><text:line-break/></text:span><text:span text:style-name="T1">哪天解放了，共產黨會不會執行轉型正義，會不會懲奸鋤惡，表揚忠良，我都很懷疑，更何況藍綠一脈相傳的島內黨國。所謂政黨輪替就是同樣一批人，不同時期舉著不同顏色的旗子，高喊截然相反的詐欺口號。斂財奪權才是這群政治人渣的惟一目的。台灣之所謂民主，就是這麼一回事。</text:span><text:span text:style-name="T3"><text:line-break/><text:line-break/></text:span><text:span text:style-name="T1">美國人希望看到的也就是這樣，只要你肯當狗，肯聽話，就會有骨頭吃。你儘量貪吃沒關係，他怕的就是你不貪。有貪才有把柄，有把柄才會乖乖聽話。不然你告訴我，美國的哪個殖民政權是乾淨的？非常少。就島內來講，馬英九政府是個例外，其它全是貪腐集團。李登輝更是黑金教父，而目前掌權的全是李登輝的徒子徒孫，黑金本質，一脈相傳。</text:span></text:p>
      <text:p text:style-name="P2"><text:span text:style-name="T1">魏思燕   |  2021.09.10 10:49   |   </text:span><text:a xlink:type="simple" xlink:href="http://palinfo.habago.org/Entry?Command=Information_PrintForum#FORUM40978"><text:span text:style-name="T2">#</text:span></text:a></text:p>
      <text:p text:style-name="P4"><text:span text:style-name="T1">論文門發展至今，證據展示最齊備的一次記者會，</text:span><text:span text:style-name="T3"><text:line-break/></text:span><text:span text:style-name="T1">就在昨天的立法院召開。</text:span><text:span text:style-name="T3"><text:line-break/></text:span><text:span text:style-name="T1">1450 + NCC +司法整肅，關中天，加上有系統洗腦，效果良好。</text:span><text:span text:style-name="T3"><text:line-break/></text:span><text:span text:style-name="T1">絕大多數的媒體，一片靜默。</text:span><text:span text:style-name="T3"><text:line-break/></text:span><text:a xlink:type="simple" xlink:href="https://www.youtube.com/watch?v=EhkS4cyI5II"><text:span text:style-name="T4">https://www.youtube.com/watch?v=EhkS4cyI5II</text:span></text:a></text:p>
      <text:p text:style-name="P2"><text:span text:style-name="T1">陳真   |  2021.09.09 23:36   |   </text:span><text:a xlink:type="simple" xlink:href="http://palinfo.habago.org/Entry?Command=Information_PrintForum#FORUM40976"><text:span text:style-name="T2">#</text:span></text:a></text:p>
      <text:p text:style-name="P3"><text:span text:style-name="T1">苦苓的畢生心願</text:span><text:span text:style-name="T3"><text:line-break/><text:line-break/></text:span><text:span text:style-name="T1">陳真</text:span><text:span text:style-name="T3"><text:line-break/><text:line-break/></text:span><text:span text:style-name="T1">2021. 09. 09.</text:span><text:span text:style-name="T3"><text:line-break/><text:line-break/><text:line-break/></text:span><text:span text:style-name="T1">「有一次在晚餐桌上，我終於忿忿不平的說：『我到底是大陸人還是台灣人？』爸媽都放下碗筷，一聲不響，我像闖了大禍般低下頭去，終於聽到了我一輩子也不會忘記的答案：『我們都是中國人。』」</text:span><text:span text:style-name="T3"><text:line-break/><text:line-break/></text:span><text:span text:style-name="T1">以上是一位目前綠到化膿流汁的名嘴作家，在1985年出版的一本書裏頭某篇文章的「前言」。那文章標題是「籍貫」，篇幅很長，講述作家的父親來自大陸熱河省、母親是台灣宜蘭人的省籍遭遇。寫得很煽情，溫馨小故事鋪陳不斷，最後整篇文章的高潮結尾來了。他寫道：</text:span><text:span text:style-name="T3"><text:line-break/><text:line-break/></text:span><text:span text:style-name="T1">「我們的膚色相同，血液相同，籍貫當然也都相同。今年春天，我的第一個孩子就要出生了。我希望他，以及在這塊土地上所有新生嬰兒的籍貫裏，填的都是：中國，台灣」。</text:span><text:span text:style-name="T3"><text:line-break/><text:line-break/></text:span><text:span text:style-name="T1">作者還用粗體字特別放大加深顏色強調「中國，台灣」這四個字！</text:span><text:span text:style-name="T3"><text:line-break/><text:line-break/></text:span><text:span text:style-name="T1">之所以找到這本書，是因為我一直在整理東西。我對自己的健康沒有很大的信心，因此想趁著還有一口氣時幫我的「財產」找到它們應有的歸宿。</text:span><text:span text:style-name="T3"><text:line-break/><text:line-break/></text:span><text:span text:style-name="T1">荷索的電影《Stroszek》裏頭有個傻蛋很喜歡音樂，經常拖著樂器在社區中庭兀自彈唱，旁若無人。可惜天災人禍不斷，朝不保夕。有一天，他對著樂器自言自語說道：「將來這些小東西究竟何去何從，這問題總該有個說法。」</text:span><text:span text:style-name="T3"><text:line-break/><text:line-break/></text:span><text:span text:style-name="T1">我的「財產」主要就是一些「小東西」，包括書籍、音樂、電影和信件、家書以及我二十幾年來高達一千多萬字的哲學筆記。就跟這傻蛋一樣，我也常掛念著我的這些「小東西」，是不是有一天會成為「孤兒」，被當成垃圾清理掉？</text:span><text:span text:style-name="T3"><text:line-break/><text:line-break/></text:span><text:span text:style-name="T1">這些「小東西」大多是可賣錢的，比方說數千本的哲學外文書以及一大堆黨外時代買的書和數百本黨外雜誌；有些則是能夠賣錢但我並不打算賣的，例如我的那一堆筆記。</text:span><text:span text:style-name="T3"><text:line-break/><text:line-break/></text:span><text:span text:style-name="T1">除此之外，最重要的是一些無法賣錢但是對我而言卻是無價之寶的東西，例如我爸媽在我於台北念高中時經常寫給我的信，例如我爸媽的遺物和數萬張照片 (包括我在黨外時的各種照片)，例如我七歲時在台南鯤鯓海邊以幾元零用錢向一個路邊小攤販買給我媽媽當生日禮物的一條塑膠心形項鍊。</text:span><text:span text:style-name="T3"><text:line-break/><text:line-break/></text:span><text:span text:style-name="T1">我在我媽突然過世的那一天，在她隨身的皮包中竟然找到這條項鍊，很震驚，想不到這麼一個根本不值錢的小玩具她竟然隨身攜帶了二十年。</text:span><text:span text:style-name="T3"><text:line-break/><text:line-break/></text:span><text:span text:style-name="T1">所有可以賣錢的東西我都能拋棄，包括那些耗費我二十多年青春的哲學筆記，我都可以統統不要，但我就是沒法放棄那些無價之寶。父母一生血汗所換來的巨大財富早已遭人搜刮殆盡，化為烏有，但關於陳家的一點記憶就全在我手上了，我怎麼可能棄而不顧？</text:span><text:span text:style-name="T3"><text:line-break/><text:line-break/></text:span><text:span text:style-name="T1">所謂「攜子自殺」是不是這樣一種概念？如果有朝一日這些寶藏對旁人已無任何意義，只能當成垃圾丟棄，何不就讓它們與我同歸塵土？</text:span><text:span text:style-name="T3"><text:line-break/><text:line-break/></text:span><text:span text:style-name="T1">這些是題外話，看過便罷。我只是在整理東西時，找到一本書，隨手翻開，就翻到上面說的那篇文章。如此熱愛中國的名作家，大家猜得出來是誰嗎？</text:span><text:span text:style-name="T3"><text:line-break/><text:line-break/></text:span><text:span text:style-name="T1">我給個提示，此人在前一陣子，大陸不是發生嚴重水災嗎？他公開叫囂說，「誰膽敢捐款給中國救助災民，他就要唾罵兩句話，一句是髒話，另一句也是髒話。」</text:span><text:span text:style-name="T3"><text:line-break/><text:line-break/></text:span><text:span text:style-name="T1">白色恐怖時代，蔣家在美國的支持與策動下，在台灣以「正統中國」自居，以「反共」為名，大肆捕殺所謂左傾人士，製造十四萬個政治案件。許多人家破人亡，無數人頭落地，許多人滿身刑求傷痛，坐穿牢底。</text:span><text:span text:style-name="T3"><text:line-break/><text:line-break/></text:span><text:span text:style-name="T1">後來，黨外出現，此岸的「中國」依舊是一個信奉槍炮黑牢的外來高壓統治政權，偶語棄市，文字成獄。但是，不管是學界、醫界或文化界，幾乎完全就是一面倒地支持，大家爭相表態效忠，爭相高喊「我愛中國」；誰敢對「中國」不敬，輕則學業中斷、事業毀滅，重則家破人亡。</text:span><text:span text:style-name="T3"><text:line-break/><text:line-break/></text:span><text:span text:style-name="T1">過往那些整天高舉「中國」這頂血滴子、藉以表忠貞、藉以傷害少數異己的知識菁英們，改朝換代之後，幾乎全部瞬間變成仇中反華的一方，從「愛中國」變成「愛台灣」，由藍轉綠，以另一種顏色的旗子繼續表忠貞，繼續傷害少數異己。</text:span><text:span text:style-name="T3"><text:line-break/><text:line-break/></text:span><text:span text:style-name="T1">過去是愛中國愛到歇斯底里，愛到醜態百出，現在卻仇中反華到近乎泯滅人性，甚至罵自己的血統是「支那賤畜」，罵中國人應該被「幹你娘」，罵中國人應該「去吃屎」，連對岸同胞遇到天災，若有人膽敢捐款或捐口罩，就是萬惡不赦的台灣公敵。</text:span><text:span text:style-name="T3"><text:line-break/><text:line-break/></text:span><text:span text:style-name="T1">這樣一些人，你覺得他們值得尊敬嗎？時下這個人渣黨的統治階層，八成以上就是這樣一些人；不管怎麼改朝換代，不管怎麼政黨輪替，他們永遠都牢牢掌握權勢。只要效忠美國，他們的權勢就能確保，大家輪流吃香喝辣。</text:span><text:span text:style-name="T3"><text:line-break/><text:line-break/></text:span><text:span text:style-name="T1">我很想知道的是，如果真有解放的那一天，共產黨是不是一樣要讓這樣一些人再度由綠轉紅，繼續掌權、繼續吃香喝辣？</text:span><text:span text:style-name="T3"><text:line-break/><text:line-break/></text:span><text:span text:style-name="T1">至於上述那位名嘴作家到底是誰，我的文章標題已經公布答案。我在家中儲藏室找到他寫的七本書。在我看來，這些書與垃圾無異，畢竟文字的價值在於人，而非在於表面文字本身。但是，垃圾還是能賣點錢。我會統一收集各種要賣的東西之後，一一賣掉。</text:span></text:p>
      <text:p text:style-name="P2"><text:span text:style-name="T1">許世勤   |  2021.09.09 09:14   |   </text:span><text:a xlink:type="simple" xlink:href="http://palinfo.habago.org/Entry?Command=Information_PrintForum#FORUM40975"><text:span text:style-name="T2">#</text:span></text:a></text:p>
      <text:p text:style-name="P4"><text:span text:style-name="T1">我上班通勤的過程，習慣聽英語廣播，剛好聽到兩段內容。</text:span><text:span text:style-name="T3"><text:line-break/><text:line-break/></text:span><text:span text:style-name="T1">第一段內容是關於加拿大有計畫性地消滅原住民，提到帝國主義者的作法。</text:span><text:span text:style-name="T3"><text:line-break/></text:span><text:span text:style-name="T1">他們的「基本」作法，不外乎就是設立學校，「教育」印地安原住民，</text:span><text:span text:style-name="T3"><text:line-break/></text:span><text:span text:style-name="T1">他們自身的文化是「落後的、可恥的」，以至於後來白人的眼中印地安原住民與牲畜沒有兩樣，</text:span><text:span text:style-name="T3"><text:line-break/></text:span><text:span text:style-name="T1">而印地安人的後代也「自然」覺得自己的血統不如白人。</text:span><text:span text:style-name="T3"><text:line-break/><text:line-break/></text:span><text:span text:style-name="T1">第二段內容提到非洲文學之父Chinua Achebe，</text:span><text:span text:style-name="T3"><text:line-break/></text:span><text:span text:style-name="T1">著有一部知名的作品「分崩離析 (Things Fall Apart)」</text:span><text:span text:style-name="T3"><text:line-break/></text:span><text:span text:style-name="T1">他曾提到他開始寫作的緣由。</text:span><text:span text:style-name="T3"><text:line-break/></text:span><text:span text:style-name="T1">他說一直以來，非洲黑人的形象，總是被塑造成愚蠢的、可笑的、盲目的。</text:span><text:span text:style-name="T3"><text:line-break/></text:span><text:span text:style-name="T1">這並不是非洲黑人真正的形象，而是人為刻意塑造的一種刻板印象，</text:span><text:span text:style-name="T3"><text:line-break/></text:span><text:span text:style-name="T1">他要透過寫作來反抗這種形象的塑造。</text:span><text:span text:style-name="T3"><text:line-break/><text:line-break/></text:span><text:span text:style-name="T1">如果娘泡文化這麼好，怎麼歐美各國不在自家多多推廣？</text:span><text:span text:style-name="T3"><text:line-break/></text:span><text:span text:style-name="T1">歐美影視歌星中，強壯、優雅、豪邁是基本的形象設定，</text:span><text:span text:style-name="T3"><text:line-break/></text:span><text:span text:style-name="T1">甚至是「暴力」都是流行元素的一環。</text:span><text:span text:style-name="T3"><text:line-break/><text:line-break/></text:span><text:span text:style-name="T1">我本身過去曾參與學校散打隊的創立，但是格鬥運動在台灣畢竟是小眾。</text:span><text:span text:style-name="T3"><text:line-break/></text:span><text:span text:style-name="T1">在推廣的過程中，西方白人留學生對於加入格鬥訓練非常踴躍，</text:span><text:span text:style-name="T3"><text:line-break/></text:span><text:span text:style-name="T1">比之台灣的年輕人，他們更願意上擂台格鬥，尚武的風氣對他們來講只是生活日常。</text:span><text:span text:style-name="T3"><text:line-break/><text:line-break/></text:span><text:span text:style-name="T1">當然不是說大家都得在擂台上拚個你死我活，而是說西方文化中，「娘泡」從來不是主流元素。</text:span><text:span text:style-name="T3"><text:line-break/></text:span><text:span text:style-name="T1">何況我在格鬥訓練的過程中，發現其實東方人的拳頭並不比西方人差，</text:span><text:span text:style-name="T3"><text:line-break/></text:span><text:span text:style-name="T1">科學化的訓練模式、觀念、營養補充才是造成落差的原因。</text:span><text:span text:style-name="T3"><text:line-break/><text:line-break/></text:span><text:span text:style-name="T1">最近聽說中國大陸為了鼓勵全民運動，積極提倡一日運動至少二十分鐘，</text:span><text:span text:style-name="T3"><text:line-break/></text:span><text:span text:style-name="T1">每周至少三天，因此運動相關產業的股價都上漲了，但我覺得這很好。</text:span><text:span text:style-name="T3"><text:line-break/></text:span></text:p>
      <text:p text:style-name="P2"><text:span text:style-name="T1">陳真   |  2021.09.09 02:13   |   </text:span><text:a xlink:type="simple" xlink:href="http://palinfo.habago.org/Entry?Command=Information_PrintForum#FORUM40974"><text:span text:style-name="T2">#</text:span></text:a></text:p>
      <text:p text:style-name="P3"><text:span text:style-name="T1">(娘炮續七)</text:span><text:span text:style-name="T3"><text:line-break/><text:line-break/></text:span><text:span text:style-name="T1">這裏也有一段類似的視頻：</text:span><text:span text:style-name="T3"><text:line-break/><text:line-break/></text:span><text:a xlink:type="simple" xlink:href="https://www.youtube.com/watch?v=FRWPAhgQZx0"><text:span text:style-name="T4">https://www.youtube.com/watch?v=FRWPAhgQZx0</text:span></text:a><text:span text:style-name="T3"><text:line-break/><text:line-break/></text:span><text:span text:style-name="T1">我想陳述的重點並非某種文化現象的好或不好，而是某種文化現象之所以大行其道並非偶然，更非自主選擇，而是因為某種政治需要，出於某種文化戰略所刻意型塑。</text:span><text:span text:style-name="T3"><text:line-break/><text:line-break/></text:span><text:span text:style-name="T1">美國CIA之於日、韓的娘炮文化不是單一事件，而是長期以來對於許多國家的全面政治操作，例如西方一百多年來總是把華人塑造成猥瑣呆滯尖嘴猴鰓的刻板形象。你在歷史上可以找到無數的史料與證據，但它終究還不是 "歷史"，意思是說它從未成為過去，只是塑造的方式與內容有所不同。</text:span><text:span text:style-name="T3"><text:line-break/><text:line-break/></text:span><text:span text:style-name="T1">它不但從未成為過去，而且變本加厲，由皮到骨，由外到內，重新改造。過去只是建構外在形象，現在則是餵食殖民文化飼料，由內改造文化基因，型塑特定認同。</text:span><text:span text:style-name="T3"><text:line-break/><text:line-break/></text:span><text:span text:style-name="T1">你用肚臍想也知道，如果你掌握他國的文化與教育大權，你會怎麼改造對方或改造你的敵人的下一代？你會希望敵人或奴才的後代剛柔並濟，威武不屈，思想宏遠，氣宇非凡嗎？還是想方設法把他給弱雞化，腦殘化，或是弄得陰陽怪氣？一個個打造成沒啥出息窩窩囊囊的小表哥小表妹？每天只關心爆奶正妹，或滿口什麼小鮮肉，或是誰爆紅了、爆夯了，誰好好笑好誇張哦、誰出了什麼洋相等等等，整天只關心各種毫無意義的市井八卦，關心一些低能到爆的雞毛蒜皮事。</text:span><text:span text:style-name="T3"><text:line-break/><text:line-break/></text:span><text:span text:style-name="T1">我經常發現，比方說護士，每天就是歡樂地浸泡在這類腦殘新聞中，非常愉悅滿足。但是她們並非真的 "去政治化"，並非只關心八卦娛樂。恰恰相反，她們的政治意向與態度通常十分主流且強烈，仇中反華幾乎是必然的，而且往往特別熱愛比方說什麼屎袋力量或雞雞黨這類所謂年輕人的黨。</text:span><text:span text:style-name="T3"><text:line-break/><text:line-break/></text:span><text:span text:style-name="T1">這一切當然不是偶然，更不是什麼自主選擇，而是文化型塑與思想操弄的必然後果。</text:span><text:span text:style-name="T3"><text:line-break/><text:line-break/></text:span><text:span text:style-name="T1">今天，我若全盤掌控美國媒體，我也一定要讓他們的下一代每天收看不斷重覆的爆奶爆紅爆夯的無聊低級八卦新聞，讓他們的身心靈每天就浸泡在一些低能無聊的市井八卦趣味中，完全不讓他們知道世界真實狀況，並且讓他們仇視輕視自己的血統，視自己的同胞為敵，說自己同文同種的同胞是 "賤畜"，最好是像最近一位綠色人渣那樣，自己罵自己的血統 "幹你娘、去吃屎"，對自己的西方人血液成份感到自卑、厭惡與痛恨，並且崇拜聰慧威武氣質高尚的中國人。</text:span><text:span text:style-name="T3"><text:line-break/><text:line-break/></text:span><text:span text:style-name="T1">這就是西方人百年來一直在幹的事。所謂民主自由，恰恰就是西方世界過去一百多年來最大最醜陋最血腥的謊言；對於非西方國家，從教育到媒體，從經濟到政治，控制得滴水不漏，才是基本事實真相。人們就像史賓諾莎被拋向空中的那顆石頭，以為自己根據一己自由意志正在自由飛翔。</text:span><text:span text:style-name="T3"><text:line-break/><text:line-break/></text:span><text:span text:style-name="T1">我從來沒有關於自由的幻覺，我並不追求虛幻的自由。或者說，我反對的不是控制，而是反對基於不良動機的思想控制與文化型塑。</text:span><text:span text:style-name="T3"><text:line-break/><text:line-break/></text:span><text:span text:style-name="T1">最近又複習了陳凱歌的 "霸王別姬"，對於文革時期諸多反人性反理性的作為與政治鬥爭感到很可怕，但是建立一定的文化自覺總是對的。西方社會對於中國文化向來視為洪水猛獸那般提防、詆譭與攻擊，我們自己難道要傻到完全不設防？然後自欺欺人說這是一種自由。</text:span><text:span text:style-name="T3"><text:line-break/><text:line-break/></text:span><text:span text:style-name="T1">請問哪個西方國家願意讓他人 "自由" 地掌握本國的教育與媒體及各種文化事業？恰恰相反，西方主流媒體始終牢牢掌控在特定幾個家族手裏，藉以控制整個政治，為一切對外侵略與對內控制提供思想服務與文化操作，進行宣傳戰。</text:span><text:span text:style-name="T3"><text:line-break/><text:line-break/></text:span><text:span text:style-name="T1">我以前不懂這些，若有人跟我這樣說，我恐怕也不會相信，但我二十幾年前來到英國後很快就懂了，原來所謂媒體，包括後來才有的臉書與谷歌等等，基本上就只是一種情治單位的政治工具。</text:span><text:span text:style-name="T3"><text:line-break/><text:line-break/></text:span><text:span text:style-name="T1">主流媒體甚至會自我揭露某種事實上已經對整個權力結構無害的所謂弊端或真相，讓你誤以為它仍具有一定的理想性。事實上，那只是一種抓大放小、小罵大捧的障眼法，整個權力結構之惡性程度，遠遠超過那些表面上所揭露的。</text:span></text:p>
      <text:p text:style-name="P2"><text:span text:style-name="T1">馨尹   |  2021.09.08 12:17   |   </text:span><text:a xlink:type="simple" xlink:href="http://palinfo.habago.org/Entry?Command=Information_PrintForum#FORUM40973"><text:span text:style-name="T2">#</text:span></text:a></text:p>
      <text:p text:style-name="P4"><text:span text:style-name="T1">影片將娘泡文化的來歷及影響說得很清楚。</text:span><text:span text:style-name="T3"><text:line-break/><text:line-break/></text:span><text:span text:style-name="T1">中国重拳出击打击娘炮文化、小鲜肉文化竟然是美国阉割日本民族精神的工具韩国将其发扬光大</text:span><text:span text:style-name="T3"><text:line-break/></text:span><text:a xlink:type="simple" xlink:href="https://youtu.be/DJiW90MuADg"><text:span text:style-name="T4">https://youtu.be/DJiW90MuADg</text:span></text:a><text:span text:style-name="T3"><text:line-break/></text:span></text:p>
      <text:p text:style-name="P5">陳真   |  2021.09.08 10:59   |   <text:a xlink:type="simple" xlink:href="http://palinfo.habago.org/Entry?Command=Information_PrintForum&amp;iPage=1#FORUM40972"><text:span text:style-name="T5">#</text:span></text:a></text:p>
      <text:p text:style-name="P6">許多時候真不知道台灣人睥睨大陸、宇宙第一的自信到底從哪來。 <text:line-break/><text:line-break/>你很難想像這樣一些人敢於挑戰權勢查緝不法： <text:line-break/><text:line-break/><text:a xlink:type="simple" xlink:href="https://www.youtube.com/watch?v=M0MgkSaz03Q&amp;;t=6s"><text:span text:style-name="T6">https://www.youtube.com/watch?v=M0MgkSaz03Q&amp;;t=6s</text:span></text:a></text:p>
      <text:p text:style-name="P5">馨尹   |  2021.09.08 08:35   |   <text:a xlink:type="simple" xlink:href="http://palinfo.habago.org/Entry?Command=Information_PrintForum&amp;iPage=1#FORUM40971"><text:span text:style-name="T5">#</text:span></text:a></text:p>
      <text:p text:style-name="P7">下面兩個徵兵影片，很有文化底蘊，好看超燃淚目。 <text:line-break/><text:line-break/>陕西征兵宣传片《陕西娃，当兵咧！ <text:line-break/><text:a xlink:type="simple" xlink:href="https://youtu.be/XDXeR176HtQ"><text:span text:style-name="T6">https://youtu.be/XDXeR176HtQ</text:span></text:a><text:s/><text:line-break/><text:line-break/>高原战士征兵宣传片《我是谁》 <text:line-break/><text:a xlink:type="simple" xlink:href="https://youtu.be/SWiDWOgMjVU"><text:span text:style-name="T6">https://youtu.be/SWiDWOgMjVU</text:span></text:a><text:s/><text:line-break/></text:p>
      <text:p text:style-name="P5">鄭豐遠   |  2021.09.08 07:57   |   <text:a xlink:type="simple" xlink:href="http://palinfo.habago.org/Entry?Command=Information_PrintForum&amp;iPage=1#FORUM40970"><text:span text:style-name="T5">#</text:span></text:a></text:p>
      <text:p text:style-name="P6">我輩請長纓的原曲叫作《从军行》，完整版在這裡: <text:a xlink:type="simple" xlink:href="https://youtu.be/kZYpkEAGh74"><text:span text:style-name="T6">https://youtu.be/kZYpkEAGh74</text:span></text:a><text:s/><text:line-break/><text:line-break/>講點題外話，我和鈺錠說這首曲子是小調五聲音階，也就是以中國傳統的音樂調式"宮商角徵羽"創作的，並不是西方常用的七聲音階調式，她才和我說現在有所謂新國風潮流，也就是新一代的中國文學或音樂。 <text:line-break/><text:line-break/>作為一個出生在台灣的中國人，看到現在的中國，許多時候無法表達內心的激動，有種此生無憾的感覺，可惜知音不多。</text:p>
      <text:p text:style-name="P5">鄭豐遠   |  2021.09.08 05:52   |   <text:a xlink:type="simple" xlink:href="http://palinfo.habago.org/Entry?Command=Information_PrintForum&amp;iPage=1#FORUM40969"><text:span text:style-name="T5">#</text:span></text:a></text:p>
      <text:p text:style-name="P7">陳真貼的那個影片《我輩請長纓》(<text:a xlink:type="simple" xlink:href="https://youtu.be/MGVxHmxEf9E"><text:span text:style-name="T6">https://youtu.be/MGVxHmxEf9E</text:span></text:a>) 我們也看過，真的很好看很好聽。 <text:line-break/><text:line-break/>我一直對軍人有著好感，但台灣的生活經驗曾讓我對軍人和軍隊不再尊敬，直到我認識了大陸的解放軍，才重拾了對軍人的崇敬與仰慕。中國解放軍這群人，就是不折不扣的英雄; 所謂保家衛國，愛民愛土，犧牲奉獻，所謂陽剛、正直、勇敢、無私，正是解放軍讓這些字眼有了意義。 <text:line-break/><text:line-break/>我們現在看到中國解放軍，就像小迷弟小迷妹看到偶像那樣，會露出崇拜的眼神。我知道大陸很多同胞也和我一樣，對中國的軍警消有著完全的信任和崇敬。這些人所到之處，往往人群搶著送吃送穿，"強迫"他們收下各種心意。很多女生更是夢想嫁給軍人，可見其地位之高，形象之佳到了什麼地步，這是一般台灣人無法想像的。 <text:line-break/><text:line-break/>所謂崇拜，並不是無腦為之，因為這些人對外讓敵人止步，對內救人民於水火; 除了英雄，沒有更好的字眼可以定義他們。 <text:line-break/><text:line-break/>題外話: 即便把看待事物的眼光極度淺薄化、外表化，以庸俗的方式來看待所謂軍人形象，中國解放軍的各種"顏值"仍然是世界第一名，比如說閱兵，我們這幾年經常喜歡看各種閱兵，中國軍人的形象真的是太棒了，不論男兵女兵，充滿了陽剛英氣。所謂偶像就該是這樣。 <text:line-break/><text:line-break/>政治有所謂高政治和低政治，高政治就是軍事鬥爭，低政治才是我們說的經濟、文化、話語權各方面的較量。國際博奕必定是先有高政治才有低政治，如果架起幾門大砲就能敲開你的大門，像兩百年前外國對待中國那樣，那麼，管你幾千年的偉大文明積澱，管你多高的商業文化藝術素養，全都沒有任何意義。我和多數人一樣對戰爭沒有好感，但現實是沒有強大的軍事力量，國家不可能存在。而軍力的培養和執行，必需有陽剛的意志在背後支持。 <text:line-break/><text:line-break/>最近有所謂"白左"一詞，形容西方發達國家裡一種刻意形塑的人格特質，有點類似六零年代的嘻皮，反戰反軍隊反軍人，鄙視鬥爭進取，凡事都要愛與和平，整天忙著愛護動物愛地球，能吃個素更好，臉上嘛則永遠掛著自顧天真的燦爛笑容。我攀岩已經十幾年，這個圈子大多是這類人，他們也許表面無害，但我是儘量避免有這類人有深入交往。 <text:line-break/><text:line-break/>你可以看見那隻看不見的手，對這個世界有著強大的精神控制能力，不管你是處在弱肉強食鏈條的哪一端，都能讓你從內到外服服貼貼，而不會對現狀有所疑惑或不滿。東方有娘砲，西方有白左，其共同點是弱智化，自我限縮化，放棄思考，拒絕正視許多基本事實，進而對人該有的一點基本血性進行自我閹割。</text:p>
      <text:p text:style-name="P5">吳聲志   |  2021.09.07 20:51   |   <text:a xlink:type="simple" xlink:href="http://palinfo.habago.org/Entry?Command=Information_PrintForum&amp;iPage=1#FORUM40968"><text:span text:style-name="T5">#</text:span></text:a></text:p>
      <text:p text:style-name="P6">殖民者通常都是不甘心退出的，所以會千分百計製造矛盾，像巴勒斯坦、印巴衝突、斯里蘭卡內戰，台灣如果不想步斯里蘭卡的後塵（內戰），就照我的方法去做，那就是請美國叫民進黨收拾深綠（請殖民者自己解決，解鈴還須繫鈴人）以綠破綠、長治久安。 <text:line-break/><text:line-break/>斯里蘭卡問題可以參考百年恐怖檔案一書第8章！</text:p>
      <text:p text:style-name="P5">蔡亦鸣   |  2021.09.07 20:43   |   <text:a xlink:type="simple" xlink:href="http://palinfo.habago.org/Entry?Command=Information_PrintForum&amp;iPage=1#FORUM40967"><text:span text:style-name="T5">#</text:span></text:a></text:p>
      <text:p text:style-name="P7">插个话，其实秉叡在18年9月时就在巴勒网留言板介绍了David Wan 的那篇媒体去雄化文章。</text:p>
      <text:p text:style-name="P5">陳真   |  2021.09.07 18:49   |   <text:a xlink:type="simple" xlink:href="http://palinfo.habago.org/Entry?Command=Information_PrintForum&amp;iPage=1#FORUM40966"><text:span text:style-name="T5">#</text:span></text:a></text:p>
      <text:p text:style-name="P6">(續六) <text:line-break/><text:line-break/>我指的娘炮不是一種外表或外在言行，而是個性。許多女性，外在柔弱，內在堅毅剛強，自有定見，不隨俗浮沉。因此，男女都一樣，外表如何不是問題，有問題的是內在個性的馴服與弱化，包括弱智化。 <text:line-break/><text:line-break/>黨外時，寫過許多這方面的文章，那時候沒有娘炮一詞，我給它取個名稱叫小表哥小表妹。 <text:line-break/><text:line-break/>此一問題由來已久。而且，島內不管誰當家，全是故意為之，故意讓年輕一代變得軟綿綿傻乎乎。蔣家時代的手段之一就是救國團之深入校園。 <text:line-break/><text:line-break/>蔣家時期的國民黨，設立所謂救國團，表面上說要救國救民，其實是小表哥小表妹的約會處所，經常辦一些什麼烤肉聯誼、化粧舞會，玩玩白痴小遊戲或帶動唱，小手拉小手，唱唱情歌，圍圈圈、跳跳舞，玩玩肢體接觸的曖昧小遊戲，製造機會，供你眉目傳情，讓你春心蕩漾。 <text:line-break/><text:line-break/>這就是當時的大學生最熱衷的團康活動，謂之自強活動，展現年輕人 "自立自強" 的 "熱情活力"。黨國就是希望你變成那樣一種軟綿綿傻呼呼的小表哥小表妹，對政治無知，對現實無感，卻又忠黨愛國，仇視黨外；凡是批評政府黨國者，便是企圖破壞民主自由的中共同路人。 <text:line-break/><text:line-break/>舉個例，大約是1987或1988年，我們不過十來個黨外人士，準備於228那一天在高雄愛河畔聚集，紀念228。結果呢？國民黨很厲害，馬上也宣佈要在228那一天於愛河畔同一地點舉辦一個展現年輕人 "熱情活力" 的跨校大型雷射舞會。 <text:line-break/><text:line-break/>當時的年輕人或學生一面倒支持國民黨，你若硬要在同一時間同一地點舉辦 "不愛國" 的反政府陰謀活動，保證會當場被熱力四射的學生們給當成過街老鼠打。但是，後來我和幾個黨外人士決定要來個硬碰硬，打算去熱力四射的舞會現場直接面對青春洋溢的小表哥小表妹們。 <text:line-break/><text:line-break/>那天下午，情治單位得到消息，鎮暴部隊馬上把整個愛河附近給團團圍住，封鎖面積非常廣，僅次於美麗島事件，非常誇張。 <text:line-break/><text:line-break/>這類故事的重點在於：小表哥小表妹經常就是黨國用來對付異己的鐵桿部隊。不管如何改朝換代，本質不變，只是效忠的黨國顏色由藍轉綠而已，一樣滿口民主自由，一樣軟綿綿傻呼呼，一樣仇視黨國的敵人。 <text:line-break/><text:line-break/>我要說的是：娘炮畢竟不是一種外表，而是一種個性的從眾與馴服，一種心智的集體弱化。這不是偶然，也不是天然，更不是自由意志的選擇，這是人為加工的政治產品，因應某種政治需要，出於某種戰略目的。</text:p>
      <text:p text:style-name="P5">陳真   |  2021.09.07 11:25   |   <text:a xlink:type="simple" xlink:href="http://palinfo.habago.org/Entry?Command=Information_PrintForum&amp;iPage=1#FORUM40965"><text:span text:style-name="T5">#</text:span></text:a></text:p>
      <text:p text:style-name="P7">(續五) <text:line-break/><text:line-break/>比較一下兩岸的某種感覺： <text:line-break/><text:line-break/>台灣軍校招生(我真不敢相信我的眼睛)： <text:line-break/><text:line-break/><text:a xlink:type="simple" xlink:href="https://www.facebook.com/tsaichengyuan/videos/618464675821491/"><text:span text:style-name="T6">https://www.facebook.com/tsaichengyuan/videos/618464675821491/</text:span></text:a><text:s/><text:line-break/><text:line-break/><text:a xlink:type="simple" xlink:href="https://www.youtube.com/watch?v=3rHDXxZd_8I"><text:span text:style-name="T6">https://www.youtube.com/watch?v=3rHDXxZd_8I</text:span></text:a><text:s/><text:line-break/><text:line-break/>大陸軍校招生：何懼風雨來，我輩請長纓： <text:line-break/><text:line-break/><text:a xlink:type="simple" xlink:href="https://www.youtube.com/watch?v=MGVxHmxEf9E"><text:span text:style-name="T6">https://www.youtube.com/watch?v=MGVxHmxEf9E</text:span></text:a><text:s/><text:line-break/><text:line-break/>上海的這段徵兵廣告我看了很多遍，很動人，歌很好聽。 <text:line-break/><text:line-break/>我覺得，兩岸差異不僅僅是娘不娘的問題，而是一種窩囊感，小表哥小表妹打打鬧鬧情情愛愛很沒出息很媽寶的感覺；痛痛喔，乖乖哦，倫家心裏如何呢，那樣一種感覺。 <text:line-break/><text:line-break/>另一種更大的差異則是文化內涵，這也是住在島內最痛苦的事情之一。台灣社會的表達方式永遠就是那幾個句型，講得出來 "我輩請長纓" 這種句子嗎？ <text:line-break/><text:line-break/>這大概就是去 "中國化"、消滅中華文化的一個後果，其實只是傷了自己，遺害下一代。還好我都會叫小可愛要讀老子道德經，讀論語孟子，讀唐詩宋詞，讀詩經，讀西遊記，經常多想一想一個意思究竟如何被表達的各種微妙的可能性，長大後才不會永遠只懂得講那固定幾個句子。 <text:line-break/><text:line-break/>那些傻傻跟著 "去中國化" 的人，可能連自己失去什麼都不知道。中文不好學，更不用說浩瀚無涯的中華文化。外國人難以企求的寶藏，而我們垂手可得，卻有人居然傻到說中華文化是毒素。</text:p>
      <text:p text:style-name="P5">許世勤   |  2021.09.07 10:45   |   <text:a xlink:type="simple" xlink:href="http://palinfo.habago.org/Entry?Command=Information_PrintForum&amp;iPage=1#FORUM40964"><text:span text:style-name="T5">#</text:span></text:a></text:p>
      <text:p text:style-name="P6">最近老婆同事來家裡作客，我們一起聽了一些很有「年代感」的歌曲， <text:line-break/>像是「永遠不回頭」「烈火青春」，也聽了一首「你的答案」。 <text:line-break/><text:line-break/>我不喜歡一些無病呻吟、或不知所謂的歌詞。 <text:line-break/><text:line-break/>那些具有「年代感」的老歌，有著青春的奮鬥，或是對人生的深刻體悟， <text:line-break/>邊聽邊唱，有種「真實感」。 <text:line-break/>再怎麼辛苦，依然在路上。 <text:line-break/><text:line-break/>大學畢業的時候，某位貴賓致詞提到「年輕人要有野心」，要去「追逐理想」。 <text:line-break/>但是後來台灣興起「小確幸」，不然就是龍應台式的空靈人生觀。 <text:line-break/>大家似乎只能羨慕起富二代，對薪資結構的不平等低頭， <text:line-break/>就像Trump洋洋得意地說：「這個世界本來就不公平！」 <text:line-break/>其實資本結構就是要我們低頭、「認份」。 <text:line-break/>對照我過去得到的指導「我前方沒有路，路出現在我之後」， <text:line-break/>現在的年輕人普遍只想「躺平」，我能理解那種無力感。 <text:line-break/><text:line-break/>如果「躺平」就是一個普遍的社會風氣，人民普遍不再為理想奮鬥， <text:line-break/>為那一絲絲看似毫無希望的可能性努力，這就是資本帝國最希望看見的。 <text:line-break/><text:line-break/>沒有什麼比一具失去靈魂的空殼來得容易控制， <text:line-break/>文化這種「軟實力」，如同金庸筆下的「十香軟筋散」， <text:line-break/>不是要你命，就要你無從抵抗。 </text:p>
      <text:p text:style-name="P5">許世勤   |  2021.09.07 09:30   |   <text:a xlink:type="simple" xlink:href="http://palinfo.habago.org/Entry?Command=Information_PrintForum&amp;iPage=1#FORUM40963"><text:span text:style-name="T5">#</text:span></text:a></text:p>
      <text:p text:style-name="P7">記得我小時候，政府曾推出一個以卡通製作的宣導短片， <text:line-break/>內容是一個小女生受到惡狼的欺負，有一個小男生挺身而出為小女生奮戰， <text:line-break/>最後小男生成功營救了小女生，卻不幸負傷身亡... <text:line-break/><text:line-break/>這個短片當時對我衝擊很大，尤其是在「哥哥爸爸真偉大」的那個年代。 <text:line-break/>包括跆拳道館的教練，都告訴我們「男生就是要有力量，要保護女生」， <text:line-break/>那個時候台灣社會的風氣其實相當陽剛。 <text:line-break/><text:line-break/>我小時候因為體型瘦弱，這讓我感到相當不服氣， <text:line-break/>所以在班上都在跟大家比誰的力氣大、誰跑得最快、誰躲避球K得最大力。 <text:line-break/><text:line-break/>陽剛不陽剛，風氣的影響很大。 <text:line-break/><text:line-break/>因為家裡在菜市場一帶討生活，我爸為了讓我體驗「人生」， <text:line-break/>曾把我跟我弟送去果菜市場當搬運工。 <text:line-break/>同樣是大學生，其他年輕人在談情說愛，我卻是在學習怎麼跟檳榔西施「講幹話」。 <text:line-break/>我在艷陽下，跟一群彪形大漢一同搬貨、嚼檳榔、喝保力達。 <text:line-break/>聽這群大漢聊他們的人生，身上的刺青怎麼來的，還有打架怎麼站穩腳跟的「經驗談」。 <text:line-break/><text:line-break/>不過那時候日本的「傑尼斯」系「美男子」當道， <text:line-break/>我們那個環境的人，如果你還年輕，女孩子只會嫌棄你的汗臭。 <text:line-break/>「以貌取人」只是基本，作為「低端人口」會讓你更深刻的體會到什麼是階級差異。 <text:line-break/>陽剛=低端魯蛇，陰柔=人生勝利組，這樣的方程式早已深入人心。 <text:line-break/><text:line-break/>前陣子我家附近有流氓率眾砸店，警方獲報趕往現場的時候， <text:line-break/>我看著一群小流氓四處作鳥獸散，看起來就像「飼料雞」逃跑的模樣。 <text:line-break/>連流氓都養成了飼料雞，軍隊就更不用說，年輕人連「革命」都還要立法院開冷氣。 <text:line-break/><text:line-break/>大陸著手整治「娘泡」文化、重整風氣，我覺得很好。 </text:p>
      <text:p text:style-name="P5">張萬康   |  2021.09.07 07:08   |   <text:a xlink:type="simple" xlink:href="http://palinfo.habago.org/Entry?Command=Information_PrintForum&amp;iPage=1#FORUM40962"><text:span text:style-name="T5">#</text:span></text:a></text:p>
      <text:p text:style-name="P6">陰柔粉面的男藝人，若三觀不正，對中國女粉影響巨大，愛國意識和團結意識都會被蠶食而鬆動，甚至是給鯨吞丕變。 <text:line-break/><text:line-break/>我有個北京女網友，年近四十的人妻，三觀很正，曾教導我社會主義核心思想，她對美國的各種陰謀也很清楚，對日本極右派也嗤之以鼻，對港台法西斯也一看就明白（不像其他大陸網友，有時送出一張台灣網路的圖文給我，問我台灣的仇恨言論真的這麼離譜嗎？）。然而只因她是張哲瀚的粉絲，前陣子天天睡不好，走不出來，傷心欲絕。她那陣子喜歡閱讀的網路文章，內容幾乎都是分析張哲瀚有多冤、為張抱不平之種種。這些張的鐵粉都認為這個國家瘋了，居然去整他。這些粉絲日夜不寧睡不好的一大堆。 <text:line-break/><text:line-break/>連我這位朋友都這樣暈了，其他三觀不夠正的年輕人會怎麼想？還會愛國嗎？他們認為自己被國家拋棄了。他們對國家人民還有多少團結的心情？ <text:line-break/><text:line-break/>我這裡所指愛國、團結的重要性，指的是中國如果沒做錯或只是犯了小錯但被拿放大鏡檢視，卻仍有人雙標，和惡意中傷自己國家，這樣的中國人民不糟糕嗎？網路上有些這種人也不怕被講是二鬼子，他們認為自己身為中國人是不幸的事。所謂愛國或團結，反過來說，中國政府如果沒做好啥，或人民網友有啥不良風氣，就要指出來。一個社會的中道人士能占大多數，這個社會、國家才有救。這段很心靈雞湯沒錯。 <text:line-break/><text:line-break/>很多大陸的自由派、公知、恨國黨，腦子搞不清狀況，他們愛說大陸給人民限制性很大，反對大陸的集體主義。他們想像不出西方的五眼聯盟更可怕。他們喜歡給一些自認叛逆的文青洗腦，十分之煽動。 <text:line-break/><text:line-break/>我這幾年在大陸網站的第一要務就是把三觀偏差又自認正義善良的大陸恨國黨青年的腦子給轉正。我不敢說我事事都判斷正確，但不會站隊跟風。很多人說你過慮了，年輕人大多比中年人還愛國啊，但我始終認為星星之火可以燎原。這些恨國黨的技倆很多的，他們會滲透到各種社會議題，若有青年自殺，他們就來勁了，第一時間殺入網海，散播謠言或誇大其事。他們想講的是這個國家的一切爛透了，但大多網友看不出來，被他們帶風向，啊！校方怎可如此！肯定有不可告人之密！到處鬧。有時有幸事件真相反轉，有時先講的先贏，有澄清文章出來後也功效有限。有時不禁懷疑某些讀書人到底拿了CIA多少資助，或是靠恨國來圈粉而取得了多少好處？很多邪門的大V可是有不少粉絲的；毒素之強，文字中常發獰笑，或是陰陽怪氣在噴什麼戳什麼。 <text:line-break/><text:line-break/>張哲瀚的事情，我認為中國政府前幾年就該注意他和某些錯亂的現象了。如果早點給予警告或許也不必下這麼重的裁決。大陸在很多方面真的是太過自由，太過縱容太無所謂。等孟晚舟被捕後也沒立刻清醒，這半年多來才大徹大悟美國及其大小鷹犬千真萬確是對中國磨刀霍霍。西方醜化中國和俄國的各路新聞鋪天蓋地，這兩三年來產量倍增，這絕非大陸同胞能想像的。美方為何這樣積極策動醜化中國？鋪設的是全球民意基礎，好跟中國幹上一架。中方被迫必須抓好中國民心，不更團結點不行了。中國政府不能跟百姓解釋：「這是在做萬一打起來的準備。」因為大多百姓真不知道國外的卑鄙，跟他們講了也不信的。那萬一信了可能在網路上嘩然喧鬧，這也不好控制。真不能也不必對人民解釋太深。需要的政府和人民能彼此信任。 <text:line-break/><text:line-break/>我對大陸朋友們常講，以球隊打比方，我們常講某支球隊狀態很好，中國政府目前也是如此，狀態很好，元氣夠，有精氣神。對國內外很多事情的因應，當局雖然老要招架天天不省心但仍做得不賴，美方相對比較著急（但講真中方也是一個頭兩個大）。所以我覺當局目前的一些政策，如果真做過了頭就給予建議或批評，不然的話寧信任政府。因為它真的看到了什麼，看到了嚴峻的挑戰。但當局絕對會避免美國的引誘，這支球隊狀態很好，防守上做得不錯，犯錯率很低，定力很夠（2019香港反送中，習居然定得住，平靜處理，我看五眼聯盟的元首和特工們驚到下巴都歪了）。 <text:line-break/><text:line-break/>「娘炮」這字眼我平時會用，但近日討論的事件中我比較不採用。所以我用「陰柔粉面」。我有一臉書帳號用的暱稱叫張萬孃，這個孃就有娘炮的意思，自嘲囉唆，也表示友愛同志或性別取向較特殊的人（我叫張萬孃之際，台灣還沒發起同婚運動）。娘炮很可愛，我想還辦不到、裝不像，我國一時班上有個同學人稱趙逼，他姓趙，台語俗稱「查某體」，女人模樣的意思。他人緣很好，當時全班都男生，喊他趙逼時他很樂。班上沒人欺負他。 <text:line-break/><text:line-break/>其實「陰柔粉面」也很難形容我要講的那種感覺。真的，大陸新一代男藝人太多這種型的了，挺可怕的。這些人像是靈魂被掏空似的。我大學讀美術系，班上也很多同志，總之在兩岸文藝圈、演藝圈、設計圈裡，同志並非弱勢，甚至還是超強勢，至少大家都很平等。同志跟一般正常人一樣，不可怕（若可怕也跟同志身份無關而是涉及人性），就像歌手周深很可愛，歌聲像女性且動聽，但「陰柔粉面」我看了有點不適應，一群假人。他們還融合了小清新、時尚、暖男呢，那德行讓偏遠或鄉下地區、正在做扶貧攻堅的人們怎麼想？（我這句有點偏機啊不一定說得對）又，大陸綜藝有一種一堆油膩男人在說笑的節目，看了很噁，其中好像也有這種「陰柔粉面」男孩，但無論是不是這型的都很噁。有個票房很高的導演叫陳思誠，一看就是骯髒跋扈輕狂之人，臉上氣質並非善類。這些是我的感受，但政策上要不要對這些風氣現象做什麼？如何做？我不予置評。 <text:line-break/><text:line-break/>我那朋友對我解釋張哲翰：「他只是大大咧咧！」我不敢答覆什麼，怕刺激她情緒，看她這樣悲憤有點叫我訝異也不忍心，只能送出希望她保重的話語。 <text:line-break/><text:line-break/>可我心想，大大咧咧可以這樣用的嗎？大大咧咧是挺可愛的字眼不是嗎？類似大而化之，尤其講北方某些女生的時候很適合，甚至有大氣的讚美意思在，有時也有哭笑不得而難以用正負面去定義的意思。張哲翰拍了啥、在哪拍、跟誰拍姑且不管，光看他照片上頭的文字，自稱「老夫」云云就很煩人且低級了。觀眾們的審美（感受）能力是不是有問題？這年頭連大大咧咧都蒙塵了，大大咧咧何辜？ </text:p>
      <text:p text:style-name="P5">陳真   |  2021.09.07 00:51   |   <text:a xlink:type="simple" xlink:href="http://palinfo.habago.org/Entry?Command=Information_PrintForum&amp;iPage=2#FORUM40960"><text:span text:style-name="T5">#</text:span></text:a></text:p>
      <text:p text:style-name="P6">(續四) <text:line-break/><text:line-break/>我並不是在討論娘炮文化的成因，而只是在陳述一個基本事實，亦即CIA 長期以來對於東亞有著一套可以找到無數證據的文化戰略(就連我的業餘程度恐怕都足以寫成一本書)，藉著全面且滴水不漏地控制各國的媒體或演藝圈與文化圈，塑造某種主流文化與氛圍及價值取向與審美觀等等等，弱化該國意志，使之有利於殖民。 <text:line-break/><text:line-break/>這不是推論，不是假設，更不是什麼陰謀論，也不是一種觀點，而只是一個明目張膽、鋼鐵般的基本事實。 <text:line-break/><text:line-break/>謝謝成功提供David Wan寫的這篇文章--【现代全球蒙古系男媒体去雄化现象】，強烈推薦： <text:line-break/><text:line-break/><text:a xlink:type="simple" xlink:href="https://bit.ly/3h9Lkgi"><text:span text:style-name="T7">https://bit.ly/3h9Lkgi</text:span></text:a><text:span text:style-name="T6"><text:s/></text:span><text:line-break/><text:line-break/>如果你真心想要了解事實，那就好好把上述這篇文章看完。看完之後，你就會相信我所言不虛。不但不虛，而且事實上我所講的一切都還太客氣了，恐怕連描述冰山一角之邪惡程度都還談不上。 <text:line-break/><text:line-break/>不管你對於娘炮流行文化有多少解釋，都不影響我所指出的這個基本事實。而且，所謂文化戰略，娘炮只是其中一個小環節。所謂You are what you eat. 你吃了什麼，就會成為什麼。殖民者總是會精心為你製造各種飼料配方，好讓你成為他所希望的那副模樣。 <text:line-break/><text:line-break/>日本、韓國雖是美國所控制，但他們畢竟還擁有一點點聊勝於無的政治主權，就像一種奴才、小跟班，惟老大命令是從。但是台灣則不然，台灣連奴才的地位都談不上，基本上就只是走狗兼提款機，供美國人吸食血汗錢，為其撕咬敵人，最終的命運則是充當攻擊大陸、製造兩岸日後長期動亂的狗肉炸彈。 <text:line-break/><text:line-break/>認識了CIA，基本上也就認識了美國，認識了世界政治的基本運作模式。 <text:line-break/><text:line-break/>美國透過二戰甲級戰犯與黑道及各方貪官污吏與無良財閥，控制日本媒體到了滴水不漏的程度。做為美國殖民地，就連日、韓都尚且如此卑賤，更不用說台灣了。 <text:line-break/><text:line-break/>台灣的媒體一樣幾乎全數掌握在CIA 手裏，難道你會以為台灣舉世罕見的無腦媒體只是一種偶然或天然產物？當然不是。那是一種精心製造的文化、思想與輿論操控，藉著二十幾年來完全徹底弱智、空洞與低能的媒體內容(保證全世界找不到更低能更空洞的媒體了)，搭配無日無之的無數謊言與仇中反華造謠抹黑，型塑台灣的下一代，使之腦子完全空洞化、弱智化，做為一種仇中反華的無腦政治工具。 <text:line-break/><text:line-break/>日本八、九成的民眾仇中反華，特別是年輕一代，更是如此。台灣亦然。難道你以為這只是一種偶然？一種天然仇中？當然不是。 <text:line-break/><text:line-break/>Baruch de Spinoza 有句話說，"一顆被拋向空中的石子，如果石頭會思索，它會以為是自己在飛行"。我並不排斥某種形式的個人主義，相反地，我認為它無比重要。正因為它無比重要，因此我們該認清一己思維與言行之由來。所謂自由意志，也許並不如我們想像的那般充沛與獨立。 <text:line-break/><text:line-break/>腦殘人士是我心頭最不可思議的一塊肉，我這一聲聲警鐘乃是為腦殘們而敲響。當我知百說一，尚且對於認知之事難有把握，更何況那些日日夜夜吃著CIA調製的 "無腦牌飼料" 長大的群眾們。建立關於洗腦的病識感，是走向思想與精神解放的第一步。</text:p>
      <text:p text:style-name="P5">富康   |  2021.09.06 23:35   |   <text:a xlink:type="simple" xlink:href="http://palinfo.habago.org/Entry?Command=Information_PrintForum&amp;iPage=2#FORUM40959"><text:span text:style-name="T5">#</text:span></text:a></text:p>
      <text:p text:style-name="P7">我覺得東亞男性變娘這事大家不用太憂心 <text:line-break/>生命會找到出路 <text:line-break/><text:line-break/>蜂巢中如果女王蜂消失 <text:line-break/>又沒有原本預定的女王蜂 <text:line-break/>原來不具生殖能力的工蜂就會有一隻出現生殖能力 變成女王蜂 <text:line-break/><text:line-break/>有種河魚 是一夫多妻 <text:line-break/>一群母魚和一條公魚一起生活交配 <text:line-break/>要是公魚消失 母魚中會自然有一條母魚 <text:line-break/>變性成為公魚 <text:line-break/><text:line-break/>中國歷代都有 娘泡 同性戀 <text:line-break/>龍陽之癖 短袖之癖 兔兒爺 明朝流行的男色 服妖 <text:line-break/>但只要社會變遷 這種一時的風潮 就會被吹散 <text:line-break/><text:line-break/>我覺得與其擔心 乾綱不振 不如覺得 <text:line-break/>這是經濟起飛 人權高漲 人人都能選擇自己要的生活型態 表達自己覺得的美 <text:line-break/>而不須要所有人硬塞入一個公定的框架 <text:line-break/>覺得 男人就要這樣 女人只能這樣</text:p>
      <text:p text:style-name="P5">富康   |  2021.09.06 23:23   |   <text:a xlink:type="simple" xlink:href="http://palinfo.habago.org/Entry?Command=Information_PrintForum&amp;iPage=2#FORUM40958"><text:span text:style-name="T5">#</text:span></text:a></text:p>
      <text:p text:style-name="P6">娘泡和蛇精男整形的共同點 就是削錐子下巴 <text:line-break/>因為男性荷爾蒙濃度越高 下巴越寬大 <text:line-break/>反之下巴越尖 <text:line-break/><text:line-break/>而食物越精緻 下巴也會越尖 <text:line-break/><text:line-break/>歐美國家因為已開發很多年 所以下巴變尖很多年了 <text:line-break/><text:line-break/>但東亞地區開發較晚 食物在這幾十年才逐漸變細緻柔軟 所以可以明顯看到 七八十歲的老男人多半寬下巴 十幾二十歲的年輕男人多半尖下巴 <text:line-break/><text:line-break/>與其說是美國陰謀讓東亞男變娘泡 <text:line-break/>不如說是美式飲食 美國引進的餐飲工業 <text:line-break/>讓東亞男下巴變尖變娘 <text:line-break/><text:line-break/><text:a xlink:type="simple" xlink:href="https://tw.appledaily.com/lifestyle/20190722/ZRLWJGYOH5J6VVYOXCY2OGLNW4/"><text:span text:style-name="T6">https://tw.appledaily.com/lifestyle/20190722/ZRLWJGYOH5J6VVYOXCY2OGLNW4/</text:span></text:a></text:p>
      <text:p text:style-name="P5">富康   |  2021.09.06 23:07   |   <text:a xlink:type="simple" xlink:href="http://palinfo.habago.org/Entry?Command=Information_PrintForum&amp;iPage=2#FORUM40957"><text:span text:style-name="T5">#</text:span></text:a></text:p>
      <text:p text:style-name="P7">關於東亞男星娘泡化 <text:line-break/>我提出一些和前面不太一樣的觀點 <text:line-break/>先說結論 <text:line-break/>這是一種人類族群潛意識下的自救行為 <text:line-break/><text:line-break/><text:a xlink:type="simple" xlink:href="https://kknews.cc/zh-tw/world/am6j4qv.html"><text:span text:style-name="T6">https://kknews.cc/zh-tw/world/am6j4qv.html</text:span></text:a><text:s/><text:line-break/>約翰·卡爾宏（John B. Calhoun） <text:line-break/>的老鼠天堂實驗 能解釋娘泡化 <text:line-break/><text:line-break/>““選擇逃避社會的老鼠成了「宅男」，等大家睡覺後才出來活動吃東西，它們不參與任何活動，包括求偶交配； <text:line-break/><text:line-break/>而新一代的老鼠呢，由於沒有交配、養育或社會角色的概念，他們將所有的時間用來進食、睡覺和梳理毛髮，被稱為「美麗的人」。”” <text:line-break/><text:line-break/>東亞儒家文化區 人口非常密集 香港籠民 台灣無殼蝸牛 日本太空艙房屋 <text:line-break/>皆因地狹人稠而產生 <text:line-break/><text:line-break/>現代生活有許多壓力 <text:line-break/>住在地域廣闊 人煙稀少 打開門就能大聲嘶吼 能和美國牛仔一樣天天烤牛排吃 多Man啊 <text:line-break/><text:line-break/>但在東亞國家 很多人打開窗戶就能看到鄰居家陽台衣服曬幾件 上下班擠電車 牛排羊排這些高熱量能補充人體精氨酸的食物也貴 <text:line-break/>真的讓人雄糾糾 氣昂昂不起來 <text:line-break/><text:line-break/>當男性潛意識發覺 自己留下後代的機率極低 <text:line-break/>既然不會有後代 就做自己喜歡做 又作的起事吧 <text:line-break/>喜歡上網ACG的就當宅男 <text:line-break/>熱愛打扮自己就成娘泡 <text:line-break/><text:line-break/>如果所有男性都不放棄交配 留下後代的機會 <text:line-break/>男性間為了爭奪性資源會開始軍備競賽 <text:line-break/>最後浪費無數社會資源 誘發數不盡的犯罪 <text:line-break/><text:line-break/><text:line-break/><text:line-break/><text:line-break/></text:p>
      <text:p text:style-name="P5">鄭豐遠   |  2021.09.06 20:47   |   <text:a xlink:type="simple" xlink:href="http://palinfo.habago.org/Entry?Command=Information_PrintForum&amp;iPage=2#FORUM40956"><text:span text:style-name="T5">#</text:span></text:a></text:p>
      <text:p text:style-name="P6">概念討論和個人無涉，一個人的性向氣質如何在我看都挺好的。我的外貌聲音據說非常不男性化，打電話辦事時經常有人以為我是女的，往往被尊稱鄭小姐。氣質方面也廣受好評，人們都說我很溫和，但其實我覺得我的內心應該比很多人更來得更陽剛一些，至少是更暴躁一些。 <text:line-break/><text:line-break/>所謂娘砲文化，其實根本不需要查什麼資料，這些以及一連串綿密的、針對華人的形象的長達一個多世紀的惡意型塑，一直都是西方文化的老手藝了。洋鬼子嘴裡老愛念叨上帝，其實信的卻是撒旦，熱衷的是獵巫毀滅異教徒那一套。 <text:line-break/><text:line-break/>和多數其他國家不同，新中國的根是陽剛強悍的，否則這國家不可能一出場就在朝鮮戰爭和越戰把美國狠狠教訓一頓 (不知道的請自己去查歷史)。美國自新中國誕生起就知道它的厲害，七十年來想方設法就是要毀掉它的陽剛和血性。沒有陽剛之氣的中國人會成什麼樣子，看看我們台灣人就知道了。 <text:line-break/><text:line-break/>至於中央對娛樂圈的整治，打擊的也不僅是風氣，還有其中興風作浪的各種資本，特別是那些與外國勢力勾結的資本，比如阿里，以及與阿里牽涉的那些行止不端、在輿論及金融圈興風作浪，傷害廣大人民群眾利益的人。我知道其中一個是趙薇，另一個叫高曉松，後者我不知道是誰，幾年前看過他的節目大概二十幾秒，馬上決定從此不再關注此人。</text:p>
      <text:p text:style-name="P5">陳真   |  2021.09.06 15:19   |   <text:a xlink:type="simple" xlink:href="http://palinfo.habago.org/Entry?Command=Information_PrintForum&amp;iPage=2#FORUM40955"><text:span text:style-name="T5">#</text:span></text:a></text:p>
      <text:p text:style-name="P7">成功您好， <text:line-break/><text:line-break/>我的email: emirchen@gmail.com <text:line-break/></text:p>
      <text:p text:style-name="P5">梁成功   |  2021.09.06 10:35   |   <text:a xlink:type="simple" xlink:href="http://palinfo.habago.org/Entry?Command=Information_PrintForum&amp;iPage=2#FORUM40953"><text:span text:style-name="T5">#</text:span></text:a></text:p>
      <text:p text:style-name="P6">陈医师，A hsin： <text:line-break/>谢谢提点，是我太“单纯”了 <text:line-break/>昨天晚上我一边跟同学聊起这种见解一边在网上查资料，可读的华文资料很多都源于乌鸦校尉一篇受官方智库转发的文章，但这篇文章文风实在难以恭维，而且存在基本事实的错误。他建议我去知乎上查一下“东亚去雄化”的问题，我找到了这篇： <text:line-break/><text:a xlink:type="simple" xlink:href="https://www.zhihu.com/question/267834076/answer/487146369?utm_source=wechat_session&amp;;utm_medium=social&amp;;utm_oi=1231645040247406592&amp;;utm_content=group3_Answer&amp;;utm_campaign=shareopn"><text:span text:style-name="T6">https://www.zhihu.com/question/267834076/answer/487146369?utm_source=wechat_session&amp;;utm_medium=social&amp;;utm_oi=1231645040247406592&amp;;utm_content=group3_Answer&amp;;utm_campaign=shareopn</text:span></text:a><text:s/><text:line-break/>我花了接近两个小时浏览了一下原文（接近十万字），杰尼斯事务所相关内容在60%左右的地方。 <text:line-break/>作者的史料引证与使用做的十分稳健与翔实，论证严密，对许多技术性细节作了补充（当然，代价是篇幅长，看完的人不会太多），我现在可以接受这样的观点。 <text:line-break/><text:line-break/>我以前的时候在《中国国家地理》上看到过一篇讲19世纪美国华工的文章，里面有一张太平洋铁路公司的宣传画“我们建造铁路，铁路改变美国”，那上面的华工形象非常正面：穿着汗衫，体格壮实，阳光自信。那是我在各种中外画报中看到的最正面的华人形象（可能没有之一）。后来就很难看到这样的华人形象了，乃至于政治正确流行的今天。可惜我们自己的文化中，这种形象也并没有受到应有的推崇，看我们古代那些言情小说便可知，短衫汉是难以成为主角的的。 <text:line-break/>那位知乎答主还写了一篇文章，关于“东亚人生来IQ高”的迷思，提示了某些我之前压根想都没想过的问题：https://zhuanlan.zhihu.com/p/58806110 <text:line-break/>我自己既有的知识背景则告诉我关于”娘化现象“另外的一些东西。中国历史上男性形象雌化的现象在不少时代都存在，观世音菩萨就是一个例子，再比如，《荀子.非相篇》中就说“今世俗之乱君，乡曲之儇子，莫不美丽姚冶，奇衣妇饰，血气态度拟于女子；妇人莫不愿得以为夫，处女莫不愿得以为士，弃其亲家而欲奔之者，比肩并起。”还比如新中国的《女驸马》中依然能看到“美男若妇”观念的存在。这种雌化现象在不同时期表现出的强度会很不一样，以魏晋与明末为最强，甚至强于当代中国，几乎可以说是主流。这两个时代都是思想解放与国家衰退并行的时代，在之前发生的则是政局黑暗残酷与官方思想影响力的弱化。杰尼斯商业模式在日本演艺界如今地位的确立也同平成战败后年轻人心态的转变有一定的关系。我的猜想是”娘炮文化“的流行一部分地和东亚女性对婚恋生育的传统观念减弱有关，虽然这不会是决定性因素。 <text:line-break/><text:line-break/>从中日历史上来看，这种对雌化男性（或者是男童）的偏好经常在统治阶级中出现，并且常常伴随着对弱势者的性剥削（类似于喜多川所做的那样），题外话。 <text:line-break/><text:line-break/>当然，以上提到的这些东亚男性雌化客观因素的存在与美国情治机关严密操作的存在并无矛盾，这里仅是作为一种视角上的补充。男性雌化可以是传统的社会意识形态与动员机制衰退的结果，它某种程度上也就可以成为其原因。 <text:line-break/>============= <text:line-break/>陈医师： <text:line-break/>关于我自己的性别认同我有时会很难受，这几天来我能感觉到自己某种疾病的复发势头与此有关，我准备私下写信给您。信有点长，如果您愿意在百忙之中抽空看完，我会很感激。 <text:line-break/></text:p>
      <text:p text:style-name="P5">陳真   |  2021.09.05 23:00   |   <text:a xlink:type="simple" xlink:href="http://palinfo.habago.org/Entry?Command=Information_PrintForum&amp;iPage=2#FORUM40952"><text:span text:style-name="T5">#</text:span></text:a></text:p>
      <text:p text:style-name="P7">(再續) <text:line-break/><text:line-break/>蔣家年代的舊黨國時期，台籍明星、歌手或演員，個個不是苦情哀怨，就是低能猥瑣，不是三八阿花，便是阿西脫線；唱起歌來，以鄙俗為尚，講起台語，猥瑣低級，怪腔怪調，你幾乎不可能在任何戲劇或演出中看到任何玉樹臨風或高貴優雅的台籍明星角色。 <text:line-break/><text:line-break/>台灣人的基本形象就是那樣：沒文化、土裏土氣、貪心膽小，猥瑣鄙俗、帶點弱智的各種邊緣人物。 <text:line-break/><text:line-break/>至於外省人明星歌星，則一概俊男美女，光鮮亮麗，字正腔圓，明大義，明事理，情感真切，有為有守，懷抱理想。 <text:line-break/><text:line-break/>你總不會說這是一種天然、自主的文化現象吧？！當然不是，這是一個族群殖民另一個族群的文化戰略。我不只用槍炮黑牢來整你，我更能從你的內在根本上摧毀你的整個族群尊嚴，打擊你的自我認同，從根削弱你的反抗能力。 <text:line-break/><text:line-break/>文化是一種無形槍炮，強過原子彈。西方人長久以來也就是如此在型塑異族的文化形象與自我認同，藉以削弱異己。這不是一種無意中的 "錯認" (misidentification)與 "誤解"，而是透過由情治單位操控的各國大資本所精心策畫的一種文化戰略。 <text:line-break/><text:line-break/>你從西方電影特別是好萊塢電影就能看得出來，洋人全是 "一個能打一個師" 的拯救地球大英雄，而華人則個個像什麼弱智的小癟三，娘娘腔，猥猥瑣瑣像丑角，講起話結結巴巴，好像連話都講不好；即便偶爾出現幾個具有特殊才能的華人角色，也往往一副好像有著什麼心智缺陷或人格障礙的怪異可笑形象。 <text:line-break/><text:line-break/>這是天然產生的文化現象嗎？當然不是。文化就跟教育一樣，都不是什麼天然產物。 <text:line-break/><text:line-break/>你看，西方各國把孔子學院視為洪水猛獸，找來各種荒唐透頂的什麼捍衛自由與人權的理由予以封殺，處處圍堵。其實說穿了，就是不允許你用自己的方式呈現自己的形象，擔心你的文化實力將會影響世人的看法，破壞既定的文化編織與政治圖謀。 <text:line-break/><text:line-break/>你看，復旦大學在匈牙利設分校，居然被妖魔化成那樣，很離譜，好像中國不是要來匈牙利設立一所大學，而是要來設立一座屠殺集中營，三分之二的匈牙利人反對設校。 <text:line-break/><text:line-break/>把文化現象看成什麼中立事項，那只是自欺欺人。亞洲的娘砲明星文化，不折不扣就是 CIA 的傑作，就像一種閹割，讓你從根娘起。娘炮如果那麼好，洋人怎麼從來不把箭頭指向自己的國家、自己的民族、自己的子女？ <text:line-break/><text:line-break/>這並不是說我們歧視任何柔弱的男性，就好像我們從不歧視低學歷或低階與弱智一樣。這只是表明，這一切你以為天然的事物，事實上就是戰爭與殖民的重要一環。 <text:line-break/><text:line-break/>今天，假設我有能力也來型塑一下洋人，我並不反對把他們的男性偶像型塑成美美的娘炮，塑造一種娘砲審美觀讓洋人去膜拜與追求；讓他們整天忙著美白，瞇眼歪脖比著蓮花指，說這樣很帥。我更不反對把比方說日本人型塑成猥瑣反智缺乏真實情感的鄙俗窩囊腦殘形象。 <text:line-break/><text:line-break/>如果你還是聽不懂這些概念上的區分，不妨想一想反文憑主義和反升學的不同。你個人要不要升學，要不要取得高學歷，我沒意見。但是，當我們反對升學主義或文憑主義時，並不是說我反對你升學或拿文憑，而是在一種集體概念的意義上反對某種文化型塑的現象。 <text:line-break/><text:line-break/>隨著仇中反華、舔美媚日的政治需要，過去這十幾年來，台灣各地大搞各種美化日本的形象工程，歪曲史實，把本應是仇敵的喪心病狂日本鬼子給捧成大恩人，捧成台灣人的祖宗，美化日本文化，漂白血腥至極的殖民台灣史。 <text:line-break/><text:line-break/>相反地，像台奸人渣報紙自由時報，長年以來，每天就只報導一件事，那就是醜化中國人，然後洗腦大家說台灣人不是中國人，中國人又髒又臭又病又醜，沒文化，沒人權，沒自由。它媽的每天就是造謠這些東西。 <text:line-break/><text:line-break/>如果你能理解這些文化戰略與宣傳戰，為何你會以為風靡亞洲的娘炮文化只是一種天然、清純的個人文化認同？因此不應干預與質疑、不應批評？否則就是政治不正確？ <text:line-break/><text:line-break/>相較於西方社會在管控文化堡壘上的滴水不漏，中國大陸根本就像個不設防的城市，長年以來任人進出，為所欲為。 <text:line-break/><text:line-break/>(待續)</text:p>
      <text:p text:style-name="P5">陳真   |  2021.09.05 19:05   |   <text:a xlink:type="simple" xlink:href="http://palinfo.habago.org/Entry?Command=Information_PrintForum&amp;iPage=2#FORUM40951"><text:span text:style-name="T5">#</text:span></text:a></text:p>
      <text:p text:style-name="P6">（續） <text:line-break/><text:line-break/>我講的西方殖民文化戰略不是一種我個人的好惡或推測，而是一種事實。 <text:line-break/><text:line-break/>你也許希望某些所謂價值判斷或文化現象是多元的，中立的，問題是，在現實上它卻不是一種中立多元的現象，而是一種戰略手段，一種帶有政治目的文化型塑。此其一。 <text:line-break/><text:line-break/>其次是集體概念與個人意念的差別。舉個例，黨外時期，國民黨經常說黨外人士是某種西方反華勢力所支撐與鼓動。我當然年幼無知，對此一指控覺得反感，更覺得荒唐，因為我僅僅只是從一種由我個人出發的立場來理解現實。這樣一種理解是荒唐的，因為它預設了一種反智的區分，亦即個人vs.集體之根本差異性，仿佛個人意念或好惡真能獨立於集體操作。 <text:line-break/><text:line-break/>退一萬步說，即便這個獨斷的區分是成立的，那也依然無損於集體操作之指控。 <text:line-break/><text:line-break/>簡單說，就算某些個人有著一種全然出自己身意念與好惡的文化選擇，選擇了所謂娘炮，集體操弄的文化戰略之存在，依然是血淋淋的醜陋現實，而這樣一種文化殖民卻不折不扣來自比方說由CIA所主導的跨國資本。 <text:line-break/><text:line-break/>因為一家三口變四口，我現在的空檔時間已經切割到以秒計算，很難有時間寫一些深入細節的東西，只能談談基本事實與概念。 <text:line-break/><text:line-break/>當我們提到這樣一些事實性的文化殖民戰略時，並不是說我們在歧視任何一種文化現象，而是說某些文化現象的氾濫並非天然，並非偶然，更非個人意念所向，而是一種精準的大資本政治操作，並且帶著特定的邪惡動機。（待續）</text:p>
      <text:p text:style-name="P5">A hsin   |  2021.09.05 18:39   |   <text:a xlink:type="simple" xlink:href="http://palinfo.habago.org/Entry?Command=Information_PrintForum&amp;iPage=2#FORUM40950"><text:span text:style-name="T5">#</text:span></text:a></text:p>
      <text:p text:style-name="P7">To 梁成功: <text:line-break/>如果是因為東亞文明圈的文化基因造成， <text:line-break/>那為何早期明星都沒有這種現象， <text:line-break/>這現象很明顯是有資本和媒體帶起來的， <text:line-break/>從一開始是日本傑尼斯、韓流到全亞洲。</text:p>
      <text:p text:style-name="P5">梁成功   |  2021.09.05 17:55   |   <text:a xlink:type="simple" xlink:href="http://palinfo.habago.org/Entry?Command=Information_PrintForum&amp;iPage=2#FORUM40949"><text:span text:style-name="T5">#</text:span></text:a></text:p>
      <text:p text:style-name="P6">A hsin: <text:line-break/>直到高中毕业，我从不补课，也基本不玩网游，男性的性格特征因为某些事情被摧毁但是装扮上与其他男性并没有什么不同。即使我早生几年，这些政策也并不会对我有什么打击，但是我依然不赞成这些政策。 <text:line-break/>首先谈教培行业，教培行业带来了很多问题，比如抚养成本上升、教育资源浪费、信息不对称、不利于学生全面发展等等等，因此，我认为这个产业远远超出了其合理规模。但要注意，一个产业的存在有三方面的合理性，首先是满足消费者的需要、其次是满足让劳工通过诚实劳动得到合理报酬，最后是给股份持有者提供基于财产所有权的报酬。需求方面，家庭教育投入的扩大主要缘于教育资源分配与收入分配上的不平等，在这上面，我们甚至做的连美国都不如（世界银行数据）这个问题不解决，家长不会认同这项政策。从劳动力方面来看，我国财政性教育经费占GDP的比重长期偏低，1992年提出2000年达4%的目标（个中确有体制问题在），可到了2012年才实现，此后也没有涨过，而且，教师报酬在其中占比为50%左右，是偏低的。在国家财政支出不够到位的情况下用行政手段强行打压教培行业，会直接造成几百万师范生的失业或就业困难。而且要考虑到，很多小的教培企业与行业龙头不同，它们的直接监管者是县市一级的相关部门，在家长、企业、老师愿意改换名头偷摸经营的情况下，多少地方政府愿意触这个霉头呢？（况且非法教培行业中，风险成本的提升都会分摊到家长与教师头上）。教培行业的治理应该采取以经济手段与法律手段为主，在行业内与行业外层层加码，以此才能真正解决教培及其背后的社会问题。 <text:line-break/>再说电玩，其实知乎上的很多答主已经讲得很明白了，在以前，金庸小说、斗蛐蛐、双六棋等都充当过类似的角色。应该说，异化劳动才是游戏对社会发展可能构成威胁的原因。 <text:line-break/>还有“娘炮”问题。如果我们说男性是不应该女性化的，那么女性男性化又是否不应该呢？审美上的观点不应上升为公共政策，而你用社会功利的角度为“反娘炮”辩护时，你会发现这里面必然有一种对女性的歧视。周恩来上南开时曾男扮女装，洪秀柱因性格火爆被称为“小辣椒”，可他们都算是大写的人。毛泽东等人领导下的红色军队战斗力在历史上罕有对手，靠的不是整治社会上的“娘炮”，而是靠民主，靠对人权的普遍尊重。日本靠“阳刚之气”也提升了战斗力，换来了什么？不仅占领区的人民仇恨他，甚至自己的士兵也敢怒不敢言，乃至于那些被共产党俘虏的日军士兵，无不对共产党备尽感恩。人民日报当初就发文：“我们不认同‘娘炮’‘不男不女’等带贬损性的说法。” <text:line-break/>这些现象，很多确为东亚社会特有。但除了东亚社会在资本主义世界体系中的地位之外，我认为更重要的还是东亚文明圈的文化基因。这种基因在产生一些不合理现象时也给东亚社会带来了许多红利，比如高水平人力资本，低犯罪率等。对标西方社会作评判，我个人认为没有必要。</text:p>
      <text:p text:style-name="P5">陳真   |  2021.09.05 19:05   |   <text:a xlink:type="simple" xlink:href="http://palinfo.habago.org/Entry?Command=Information_PrintForum#FORUM40951"><text:span text:style-name="T8">#</text:span></text:a></text:p>
      <text:p text:style-name="P6">（續） <text:line-break/><text:line-break/>我講的西方殖民文化戰略不是一種我個人的好惡或推測，而是一種事實。 <text:line-break/><text:line-break/>你也許希望某些所謂價值判斷或文化現象是多元的，中立的，問題是，在現實上它卻不是一種中立多元的現象，而是一種戰略手段，一種帶有政治目的文化型塑。此其一。 <text:line-break/><text:line-break/>其次是集體概念與個人意念的差別。舉個例，黨外時期，國民黨經常說黨外人士是某種西方反華勢力所支撐與鼓動。我當然年幼無知，對此一指控覺得反感，更覺得荒唐，因為我僅僅只是從一種由我個人出發的立場來理解現實。這樣一種理解是荒唐的，因為它預設了一種反智的區分，亦即個人vs.集體之根本差異性，仿佛個人意念或好惡真能獨立於集體操作。 <text:line-break/><text:line-break/>退一萬步說，即便這個獨斷的區分是成立的，那也依然無損於集體操作之指控。 <text:line-break/><text:line-break/>簡單說，就算某些個人有著一種全然出自己身意念與好惡的文化選擇，選擇了所謂娘炮，集體操弄的文化戰略之存在，依然是血淋淋的醜陋現實，而這樣一種文化殖民卻不折不扣來自比方說由CIA所主導的跨國資本。 <text:line-break/><text:line-break/>因為一家三口變四口，我現在的空檔時間已經切割到以秒計算，很難有時間寫一些深入細節的東西，只能談談基本事實與概念。 <text:line-break/><text:line-break/>當我們提到這樣一些事實性的文化殖民戰略時，並不是說我們在歧視任何一種文化現象，而是說某些文化現象的氾濫並非天然，並非偶然，更非個人意念所向，而是一種精準的大資本政治操作，並且帶著特定的邪惡動機。（待續）</text:p>
      <text:p text:style-name="P5">A hsin   |  2021.09.05 18:39   |   <text:a xlink:type="simple" xlink:href="http://palinfo.habago.org/Entry?Command=Information_PrintForum#FORUM40950"><text:span text:style-name="T8">#</text:span></text:a></text:p>
      <text:p text:style-name="P7">To 梁成功: <text:line-break/>如果是因為東亞文明圈的文化基因造成， <text:line-break/>那為何早期明星都沒有這種現象， <text:line-break/>這現象很明顯是有資本和媒體帶起來的， <text:line-break/>從一開始是日本傑尼斯、韓流到全亞洲。</text:p>
      <text:p text:style-name="P5">梁成功   |  2021.09.05 17:55   |   <text:a xlink:type="simple" xlink:href="http://palinfo.habago.org/Entry?Command=Information_PrintForum#FORUM40949"><text:span text:style-name="T8">#</text:span></text:a></text:p>
      <text:p text:style-name="P6">A hsin: <text:line-break/>直到高中毕业，我从不补课，也基本不玩网游，男性的性格特征因为某些事情被摧毁但是装扮上与其他男性并没有什么不同。即使我早生几年，这些政策也并不会对我有什么打击，但是我依然不赞成这些政策。 <text:line-break/>首先谈教培行业，教培行业带来了很多问题，比如抚养成本上升、教育资源浪费、信息不对称、不利于学生全面发展等等等，因此，我认为这个产业远远超出了其合理规模。但要注意，一个产业的存在有三方面的合理性，首先是满足消费者的需要、其次是满足让劳工通过诚实劳动得到合理报酬，最后是给股份持有者提供基于财产所有权的报酬。需求方面，家庭教育投入的扩大主要缘于教育资源分配与收入分配上的不平等，在这上面，我们甚至做的连美国都不如（世界银行数据）这个问题不解决，家长不会认同这项政策。从劳动力方面来看，我国财政性教育经费占GDP的比重长期偏低，1992年提出2000年达4%的目标（个中确有体制问题在），可到了2012年才实现，此后也没有涨过，而且，教师报酬在其中占比为50%左右，是偏低的。在国家财政支出不够到位的情况下用行政手段强行打压教培行业，会直接造成几百万师范生的失业或就业困难。而且要考虑到，很多小的教培企业与行业龙头不同，它们的直接监管者是县市一级的相关部门，在家长、企业、老师愿意改换名头偷摸经营的情况下，多少地方政府愿意触这个霉头呢？（况且非法教培行业中，风险成本的提升都会分摊到家长与教师头上）。教培行业的治理应该采取以经济手段与法律手段为主，在行业内与行业外层层加码，以此才能真正解决教培及其背后的社会问题。 <text:line-break/>再说电玩，其实知乎上的很多答主已经讲得很明白了，在以前，金庸小说、斗蛐蛐、双六棋等都充当过类似的角色。应该说，异化劳动才是游戏对社会发展可能构成威胁的原因。 <text:line-break/>还有“娘炮”问题。如果我们说男性是不应该女性化的，那么女性男性化又是否不应该呢？审美上的观点不应上升为公共政策，而你用社会功利的角度为“反娘炮”辩护时，你会发现这里面必然有一种对女性的歧视。周恩来上南开时曾男扮女装，洪秀柱因性格火爆被称为“小辣椒”，可他们都算是大写的人。毛泽东等人领导下的红色军队战斗力在历史上罕有对手，靠的不是整治社会上的“娘炮”，而是靠民主，靠对人权的普遍尊重。日本靠“阳刚之气”也提升了战斗力，换来了什么？不仅占领区的人民仇恨他，甚至自己的士兵也敢怒不敢言，乃至于那些被共产党俘虏的日军士兵，无不对共产党备尽感恩。人民日报当初就发文：“我们不认同‘娘炮’‘不男不女’等带贬损性的说法。” <text:line-break/>这些现象，很多确为东亚社会特有。但除了东亚社会在资本主义世界体系中的地位之外，我认为更重要的还是东亚文明圈的文化基因。这种基因在产生一些不合理现象时也给东亚社会带来了许多红利，比如高水平人力资本，低犯罪率等。对标西方社会作评判，我个人认为没有必要。</text:p>
      <text:p text:style-name="P5">陳真   |  2021.09.05 17:27   |   <text:a xlink:type="simple" xlink:href="http://palinfo.habago.org/Entry?Command=Information_PrintForum#FORUM40948"><text:span text:style-name="T8">#</text:span></text:a></text:p>
      <text:p text:style-name="P7">亞洲男明星或偶像個個陰陰柔柔不男不女的，人們以之為時尚，一大部份是一種型塑，而非天然而成，就如同什麼天然獨一樣自欺欺人。型塑的力量來自西方對於殖民東方的一套文化戰略。 <text:line-break/><text:line-break/>有空再寫。待續。</text:p>
      <text:p text:style-name="P5">A hsin   |  2021.09.05 15:39   |   <text:a xlink:type="simple" xlink:href="http://palinfo.habago.org/Entry?Command=Information_PrintForum#FORUM40947"><text:span text:style-name="T8">#</text:span></text:a></text:p>
      <text:p text:style-name="P6">最近大陸連續出了幾個政策， <text:line-break/><text:line-break/>1.中國官方再發限娛令！杜絕「娘炮」審美、全面禁播偶像養成節目 <text:line-break/><text:a xlink:type="simple" xlink:href="https://www.gvm.com.tw/article/82139"><text:span text:style-name="T6">https://www.gvm.com.tw/article/82139</text:span></text:a> <text:line-break/>2.中國大陸教育倡「雙減」　將立法禁補習班收費 <text:line-break/><text:a xlink:type="simple" xlink:href="https://news.tvbs.com.tw/focus/1566194"><text:span text:style-name="T6">https://news.tvbs.com.tw/focus/1566194</text:span></text:a> <text:line-break/>3.陸嚴縮遊戲時間 未成年假日僅能玩一小時 <text:line-break/><text:a xlink:type="simple" xlink:href="https://ctee.com.tw/news/china/509949.html"><text:span text:style-name="T6">https://ctee.com.tw/news/china/509949.html</text:span></text:a> <text:line-break/><text:line-break/>看到很多網友罵，但覺得是德政， <text:line-break/>很多台灣人崇拜歐美，如果有在美國生活過會發現， <text:line-break/>他們的男明星不娘，小孩幾乎沒有補習，熱愛戶外勝於電玩， <text:line-break/>男明星娘化、高補習時數和電玩文化， <text:line-break/>不知為何近年會在美國爸爸底下的國家如日本、韓國、台灣很風行。 </text:p>
      <text:p text:style-name="P5">孫從輔   |  2021.09.04 06:09   |   <text:a xlink:type="simple" xlink:href="http://palinfo.habago.org/Entry?Command=Information_PrintForum#FORUM40946"><text:span text:style-name="T8">#</text:span></text:a></text:p>
      <text:p text:style-name="P7">中國大陸人口是台灣的50倍，假設相同治理水平的情形下，其社會上貪官酷吏、狗屁倒灶的事情，在數量上也應該符合某種比例，因此台灣媒體是不缺素材來醜化大陸的。明眼人應看出，如果此類新聞低於應有的比例，反而說明大陸治理能力好。大陸的媒體與網路批判社會亂象時，也不一定會考慮比例的問題，這是媒體與網路本質上的缺陷。不過我覺得這也不壞，如果能督促政府在絕對指標上改進，那就必然是治理水平的絕對進步。 <text:line-break/><text:line-break/>反倒是台灣人，不去認識真實的世界，反而自滿於生活現狀，自嗨於媒體宣傳的假象，那麼整個社會每況愈下也是可預期的。</text:p>
      <text:p text:style-name="P5">李念淨   |  2021.09.03 14:04   |   <text:a xlink:type="simple" xlink:href="http://palinfo.habago.org/Entry?Command=Information_PrintForum#FORUM40945"><text:span text:style-name="T8">#</text:span></text:a></text:p>
      <text:p text:style-name="P6">中文世界對俄羅斯與蘇聯的敘事絕大多數受到冷戰美國宣傳的影響都偏離現實許多，比方蘇聯的計劃經濟就並非是共產黨首創，而是列寧、史達林與帝俄時期的官僚集體研究而產生出來的混合物。 <text:line-break/><text:line-break/>再比方說大清洗，也並非史達林一人獨斷專行有意識下的產物，而是1920年俄國內戰的延伸，布爾什維克黨擴充太快，俄羅斯各地方勢力、階級的互相衝突，再再都促進了1937年蘇聯大清洗的程度跟深度。 <text:line-break/><text:line-break/>中國最幸運的地方，就是1950跟1980先後引進了蘇聯式及美國式的工業跟資本，尤其是1950年，史達林不惜血本，從工業專家醫學專家軍事顧問，甚至是核彈專家都派往中國。以中國人的勤奮與才智，共產黨深入基層的動員能力，中國第一次實現了真正意義上的工業化，其成就遠超國民黨宣傳的黃金十年，其廣度不亞於西歐的馬歇爾計畫，所以不能不感謝蘇聯。 <text:line-break/><text:line-break/>至於1980年的改革開放更是奇蹟了，而且中共在其中也遇到很多困難，比方官倒，比方間接導致64的88-89年價格闖關，比方90年代國企下崗，中共犯了很多錯誤，但得到的成就也非常可觀，慢慢使中國恢復到過往在世界應有的龍頭地位 <text:line-break/><text:line-break/>現在看來，中國政府在外交上的應對，在工業化及外交上先蘇後美的順序，固然有可批評的地方，但是今天換一個人，換一個執政黨，換一個做法，極大的機率達不到跟今天一樣的成就。蘇聯援助過古巴，援助過貝寧，援助過索馬利亞，援助過北韓，援助過東德，這些國家有得有失，但沒有一個國家能像中國一樣，能持之以恆地取得那麼大的成就，就是超越蘇聯這個老師 <text:line-break/><text:line-break/>西方世界今天的教育，就是把非西方國家的政治文化以及人物等等，臉譜化，妖魔化，就比方女權跟反猶，40年代前蘇聯都遠遠做得比英國美國好。今天的中國，在歐美人眼中只有兩種人，一種是被共產黨洗腦的奴隸另一種是被共產黨壓迫的受害者，他們之中沒有一個真正活生生的人。</text:p>
      <text:p text:style-name="P5">許世勤   |  2021.09.03 12:13   |   <text:a xlink:type="simple" xlink:href="http://palinfo.habago.org/Entry?Command=Information_PrintForum#FORUM40944"><text:span text:style-name="T8">#</text:span></text:a></text:p>
      <text:p text:style-name="P7">關於西安地鐵站的事件，地鐵站的官員有七人受到了當局處分， <text:line-break/>至於粗暴將女乘客拖出列車的保安則被停職。 <text:line-break/><text:line-break/>相關新聞： <text:line-break/><text:a xlink:type="simple" xlink:href="https://www.globaltimes.cn/page/202109/1233227.shtml"><text:span text:style-name="T6">https://www.globaltimes.cn/page/202109/1233227.shtml</text:span></text:a><text:span text:style-name="T6"> </text:span><text:line-break/><text:line-break/>前陣子美國司法對於在Capitol riot執法不當的警察，則是做出了不起訴處分。 <text:line-break/>其實在BLM以前，美國警察不當執法者又有多少受到處分？ <text:line-break/>即使是BLM開始並且擴大運動範圍後，美國警察的粗暴執法仍舊被輕輕放下。 <text:line-break/><text:line-break/>中國大陸當局經常強調「依法治國」，法治的原則就在一些小細節中展現。 <text:line-break/>反觀美國，不當執法一直是個重大問題，美國的政客似乎也無心於改善這些問題。 </text:p>
      <text:p text:style-name="P5">陳真   |  2021.09.03 11:47   |   <text:a xlink:type="simple" xlink:href="http://palinfo.habago.org/Entry?Command=Information_PrintForum#FORUM40943"><text:span text:style-name="T8">#</text:span></text:a></text:p>
      <text:p text:style-name="P6">最近西安地鐵站有個女乘客，不知何故，與其他乘客發生口角及肢體衝突，一個人戰好幾個，車內陷入混亂。後來，地鐵到站，保安出面，勸導不聽後，硬把她拖出車廂。拖拉的過程中扯破衣服，下半身只剩內褲，非常狼狽。 <text:line-break/><text:line-break/>我自然也不會同意這麼粗暴的保安手法，畢竟對方手無寸鐵，一個弱女子哪需要這樣對待？很多大陸網民也大表反感。 <text:line-break/><text:line-break/>可是，台灣媒體馬上大幅報導，居然一下又扯到 "體制" 問題，亦即萬惡的共產黨才會有如此 "殘暴" 的行為。可是，我想，這事若發生在美國，很可能馬上會被警察當眾開槍擊斃或勒喉勒到死，而不只是拖出車廂。這時候，台灣媒體肯定又會說西方國家法治嚴謹，公權力伸張云云。</text:p>
      <text:p text:style-name="P5">許世勤   |  2021.09.03 10:44   |   <text:a xlink:type="simple" xlink:href="http://palinfo.habago.org/Entry?Command=Information_PrintForum#FORUM40942"><text:span text:style-name="T8">#</text:span></text:a></text:p>
      <text:p text:style-name="P7">大約一個月前，河南鄭州因為暴雨，大量洪水灌入地鐵造成死亡， <text:line-break/>那個時候除了疫苗的相關新聞外，三不五時台灣的媒體都在報導鄭州水患。 <text:line-break/>台灣就在那個時候「特別」關心大陸，甚至不時有言論宣稱大陸因為「體制」的關係， <text:line-break/>所以水患才那麼嚴重。 <text:line-break/><text:line-break/>前後應該不到一個月的時間吧，現在同樣的場景發生在「紐約」， <text:line-break/>因為暴雨導致洪水灌入地鐵，目前已經造成42人喪生，台灣多數的媒體倒是靜悄悄的， <text:line-break/>也沒看見有人說美國因為「體制」的關係導致這麼嚴重的水患。 <text:line-break/>大家都說這是全球氣候變遷，這時又不是水患的問題了。 <text:line-break/><text:line-break/>諸如此類的「雙標」式自我感覺良好、報導， <text:line-break/>也包含了新冠肺炎、香港暴亂 vs. Capitol riot...等等。 <text:line-break/>想不到許多性質相同的事件竟然都在短短的時間中，分別在中國與美國上演， <text:line-break/>全世界也都明明白白地看見社會主義體制與資本主義體制在面對問題時的做法， <text:line-break/>同時也赤裸裸地展現了西方媒體是如何操作輿論、操作新聞。 </text:p>
      <text:p text:style-name="P5">許世勤   |  2021.09.03 08:50   |   <text:a xlink:type="simple" xlink:href="http://palinfo.habago.org/Entry?Command=Information_PrintForum#FORUM40941"><text:span text:style-name="T8">#</text:span></text:a></text:p>
      <text:p text:style-name="P6">如果給蘇聯統治了世界，那麼世界就會被關入鐵幕，真的嗎？ <text:line-break/>但你知道冷戰時期，蘇聯的全民醫療是世界最好的嗎？ <text:line-break/>蘇聯的崩潰並不是來自於體制的崩潰，而是誤信了美國的宣傳。 <text:line-break/>那是戰術上的失敗，但追求均富的戰略並沒有失敗。 <text:line-break/><text:line-break/>台灣不分藍綠，長期以來習慣接受美式宣傳，總以為美式民主有多麼高大上。 <text:line-break/><text:line-break/>新自由主義相當自由，財團可以告訴政府該怎麼做， <text:line-break/>軍工複合體、Big Pharma、Big Tech... <text:line-break/>只要掌握資本、控制傳媒，隨時可以遊說兩大黨做出符合自己利益的決定。 <text:line-break/><text:line-break/>你以為美國真的在意什麼人權、民主、自由？ <text:line-break/>我直接說了，美國的本質正是繼承了德國納粹、大英帝國以來的帝國主義。 <text:line-break/><text:line-break/>當一個可可工人一年的工資，竟然買不起一顆Godiva巧克力的時候， <text:line-break/>我相信自由主義確實很自由，但自由的是資本，人民則成為奴隸。 <text:line-break/><text:line-break/>不說別的，台灣這二十年來，通貨膨脹、薪資凍漲， <text:line-break/>有資本的人真的相當「自由」且透過各種合法的「民主」手段去配置資產， <text:line-break/>所以他們的資產很「民主自由」地成長了。 <text:line-break/>可是羊毛出在羊身上，資本的民主自由，來自於對一般受薪階級的剝削。 <text:line-break/>所以房奴、卡奴、車奴，各式各樣的奴隸。 <text:line-break/>隔三差五只要讓這些「奴隸」可以投個票，「奴隸們」就開心了， <text:line-break/>奴隸主繼續享用無窮無盡的資源，看著這些傻子連自己被怎麼搞的都不知道。 <text:line-break/><text:line-break/>而台灣的奴隸主，台灣的「奴隸們」以為自己選主子， <text:line-break/>結果這些「偉大的台灣人」要選個主子，主子還得去美國「面試」。 <text:line-break/><text:line-break/>如果你去過大陸，在大陸生活過，與當地人交流， <text:line-break/>只要你不是用某種有色鏡片去檢視大陸同胞，那你看到的其實就是人性。 <text:line-break/>人人都有追求幸福生活的權利，但美國的心態卻是American first， <text:line-break/>他統治世界的原則是「任何國家都不准超越美國」， <text:line-break/>所以過去有法國阿爾斯通，日本東芝，現在有中國華為。 <text:line-break/>任何經濟成長與科技進步的果實，必須「無償」奉獻給美國優先享用，豈有此理！ <text:line-break/><text:line-break/>在中國大陸，政府告訴財團應該怎麼做， <text:line-break/>漲價就該歸工、資本就該節制，這不也是三民主義中一再強調的？ <text:line-break/>任由這些有權有勢有錢的人「自由」，如同縱虎歸山， <text:line-break/>那麼普遍的人民就會變得不自由。 <text:line-break/><text:line-break/>美國過去想搞高鐵，但是在新自由主義原則下，一切產業皆私有化，最後什麼都沒搞成。 <text:line-break/>中國搞高鐵，現在中國的高鐵網是世界第一，而且還可以對外輸出。 <text:line-break/><text:line-break/>所以台灣需要的是解放，從這種美式宣傳的禁錮中被解放。 <text:line-break/>因為人民的眼睛被安上了「鐵幕」，所以你看到的蘇聯、中國、古巴就在鐵幕之中。 <text:line-break/>但我希望可以多點人擺脫鐵幕，好好去看一個又一個活生生的「人」。</text:p>
      <text:p text:style-name="P5">A hsin   |  2021.09.03 08:11   |   <text:a xlink:type="simple" xlink:href="http://palinfo.habago.org/Entry?Command=Information_PrintForum#FORUM40940"><text:span text:style-name="T8">#</text:span></text:a></text:p>
      <text:p text:style-name="P6">表面上罵「綠共」、「塔綠班」， <text:line-break/>事實上共產黨和塔利班都是美國爸爸想要你討厭的對象， <text:line-break/>這讓我覺得很多台灣人是淺碟文化，容易被媒體牽著走， <text:line-break/>這些人很多都沒有去過中國或阿富汗，也沒跟當地人聊過， <text:line-break/>沒有真正去了解，只是聽到主流聲音說不好，就認為是真的不好， <text:line-break/><text:line-break/>是不是跟從小教育有關，台灣人從小花大量時間讀書和補習， <text:line-break/>只是為了短時間內通過考試，有多少人是真的想了解學問背後的意涵， <text:line-break/>這習慣久而久之就會養成凡事都要求速效、低成本， <text:line-break/>容易被權威人士控制。</text:p>
      <text:p text:style-name="P5">陳真   |  2021.09.03 01:09   |   <text:a xlink:type="simple" xlink:href="http://palinfo.habago.org/Entry?Command=Information_PrintForum#FORUM40939"><text:span text:style-name="T8">#</text:span></text:a></text:p>
      <text:p text:style-name="P7">（再續） <text:line-break/><text:line-break/>我喜歡朋友，但不喜歡讀者，不喜歡支持者。這讓我始終很排斥成為一名公眾人物。套句R.M.RILKE的話，“所謂名聲，不過就是一切誤解的總和”。 <text:line-break/><text:line-break/>因此，朋友越多越好，至於讀者或支持者則敬謝不敏，因為他們往往只是讓我啞口無言而已。 <text:line-break/><text:line-break/>長久以來，我發現，所謂讀者是這樣一種狀況，他們並不在乎你到底在想什麼或說什麼，而只是從你的文字中挖出一些能夠迎合他的某種既定立場的表面片段。不管你寫什麼，他就只對那些能夠滿足其特定立場的東西有興趣而已。 <text:line-break/><text:line-break/>問題是，如果你不能理解某種 “世界”，你如何可能理解在那個 “世界” 底下的片語隻字？ <text:line-break/><text:line-break/>因此，當讀者們又找到另外一些與其立場不合的片段時，他們馬上就會翻臉了。 <text:line-break/><text:line-break/>姑且撇開深沈的氣味問題不談，我們就光是只談所謂政治好了。各位讀者們，難道你從未想過在你痛罵綠色是一種腦殘的顏色的同時，你的腦子其實也不太靈光，一樣是泡過水的。 <text:line-break/><text:line-break/>比方說近幾年，到處都可以聽到這樣的痛罵，痛罵民進黨很壞，簡直就是共產黨！ <text:line-break/><text:line-break/>有夠蠢吧！還會有比這更蠢的嗎？那就好像說一個人很壞，簡直比德蕾莎修女還壞；某個人好自私，根本就是個耶穌。請問有這種比喻嗎？ <text:line-break/><text:line-break/>這意味著什麼？意味著這些表面上好像跟你的立場一致的讀者們，其實跟綠色生物的基因比較接近，只是顏色不同而已。 <text:line-break/><text:line-break/>最近又有所謂 “塔綠班” 的說法，嘲諷民進黨。真的有夠腦殘。塔利班是一群具有堅定信仰並且願意以身相殉的戰士。人渣黨呢？哪來任何信念或信仰可言？這個黨基本上就是一群蟑螂，旨在到處鑽縫覓食，遇光則四散躲藏。你拿不屈不撓的福音戰士來比喻一群骯髒到不行的蟑螂，天底下有這種比喻嗎？</text:p>
      <text:p text:style-name="P5">陳真   |  2021.09.03 00:22   |   <text:a xlink:type="simple" xlink:href="http://palinfo.habago.org/Entry?Command=Information_PrintForum#FORUM40938"><text:span text:style-name="T8">#</text:span></text:a></text:p>
      <text:p text:style-name="P6">（續） <text:line-break/><text:line-break/>那些具有根本意義的東西沒有任何討論的必要。為什麼呢？因為我們並不是在闡揚任何一種觀點，而只是在陳述一種毫無爭議的基本事實基礎。以美國為首的西方血腥惡行就是這麼一回事。難道你會去討論某個人到處姦殺擄掠的行為到底對不對？ <text:line-break/><text:line-break/>我脾氣很好，幾乎是沒有脾氣的那樣一種與世無爭任勞任怨的個性。但是，有些事我是沒什麼耐性的，那就是在基本是非善惡上睜眼說瞎話我是沒法假裝配合的。比方說我沒有耐心去跟綠色生物講什麼道理，為什麼呢？因為一個黨如果無恥齷齪卑鄙貪婪到那樣一種根本喪心病狂無法無天的程度，而你居然還能視而不見繼續擁戴，那我跟你基本上已經不可能有任何溝通的必要與可能性了。 <text:line-break/><text:line-break/>為什麼呢？因為人與人之間關於道德也好、知識也罷的一切溝通，都必然必須植基於某種最基本的是非或定理，做為一切溝通的基礎。如果你連這樣一種基礎都不當一回事，一切溝通的可能性其實也就走到了盡頭。 <text:line-break/><text:line-break/>很多人很喜歡故作心胸寬大狀，把一切不是觀點的東西都講得好像只是一種見仁見智的觀點，那其實就是鬼扯蛋，睜眼說瞎話。就比方說我很樂意跟人討論數學，但是，如果你連一加一等於二在某個自然法則下的基本意義都要否認，那我不知道我還能根據什麼樣的基礎跟你討論數學。早上ㄧ加一等於三，中午居然變成五，晚上卻說是八千，隔天說一加一等於五萬才是愛台灣，他媽的跟這種人渣還能討論什麼？ <text:line-break/><text:line-break/>各位懂我的意思吧？簡單說，一切討論，一切溝通，所有觀點以及所有知識與道德，都必然必須具有某種基礎，然後才有所謂觀點可言。 <text:line-break/><text:line-break/>人渣的特徵之一就是在一切的認知基礎上睜眼說瞎話，顛倒一切是非黑白與對錯。 <text:line-break/><text:line-break/>巴勒網的前身有好幾個，包括card228。早期的那些前身不算，三、四十年前的黨外文章也不算，就只從2003年若雪遇害及美軍入侵伊拉克算起，光這18年來所累積的資料，應該也早已超過一千萬字。雖然它僅僅記錄了這個世界基本事實的九牛一毛或冰山一角，但是，只要你真的有意願了解真相，光憑著這麼一點關於基礎問題的資料，事實上也已足夠澄清那些荒唐透頂的主流命題。 <text:line-break/><text:line-break/>問題是，我可以打造一座水庫，但是你肯不肯取ㄧ瓢飲我卻無法左右。就如同阿桑吉的維基解密，揭露數千萬筆密件，但是如果你根本不當一回事，那我還能說些什麼？我總不可能扒開你的眼睛強迫你讀吧？讀不讀畢竟是你的所謂自由。你喜歡無腦地活著，我還能說些什麼呢？那畢竟是你的生命樣態，我難以置喙。 <text:line-break/><text:line-break/>可是，當你選擇以那樣一種無腦的生物狀態活在這世上時，你卻又積極表達各種蠢到爆的想法，那不是很不可思議嗎？你哪有可能還會有什麼想法呢？就好像一個人如果連ㄧ加一等於二都能鬼扯瞎掰一通，難道我還能教你微積分嗎？連加法也教不了不是嗎？也就是說，我們之間已經沒有什麼好說的了。 <text:line-break/><text:line-break/>我有很多朋友，我知道他們綠油油，我對他們的智商和道德感及美學能力感到很可悲。因此我會盡一切可能不去跟他們談論任何關於是非善惡的話題，因為我知道我們之間並不存在這方面任何溝通的可能性。如果他們硬要談，我知道這份友誼很可能就會喪失。我們只能談談天氣，談談爸爸經媽媽經，談談醫學常識，談談人際之間的八卦，如此而已。 <text:line-break/><text:line-break/>談這些當然也很有意義，但是那種感覺就好像在欺騙人一樣 ，我被迫得千方百計刻意迴避那些同樣具有深刻意義的價值問題，以免傷害了對方，以免傷害了彼此的關係。這也是為什麼我平常生活盡可能絕口不談所謂政治的原因，因為在這個被充份洗腦半個多世紀的小島上，明白人太少，知音難尋。 <text:line-break/><text:line-break/>我始終覺得，人與人之間心靈的距離不是來自階級，不是來自學經歷，不是來自任何觀點，而是來自基本的美感或氣味。所謂知音就是彼此對於美醜善惡的評價與感受具有某種深沈的相似性。 <text:line-break/><text:line-break/>我喜歡沈從文，喜歡維根斯坦，無非也只是因為他們的氣味與我相近。我跟他們彷彿呼吸著同樣的空氣。這樣一種關乎氣味的問題，當然又比政治上的基礎問題又更深刻不知道幾億萬光年了。題外話。</text:p>
      <text:p text:style-name="P5">陳真   |  2021.09.02 22:56   |   <text:a xlink:type="simple" xlink:href="http://palinfo.habago.org/Entry?Command=Information_PrintForum#FORUM40937"><text:span text:style-name="T8">#</text:span></text:a></text:p>
      <text:p text:style-name="P7">用點腦子再講話很難嗎？ <text:line-break/><text:line-break/>如果你願意告訴我你是誰，幾歲，什麼工作，教育程度，在哪工作或念書，叫什麼名字等等，讓我知道你的真實身份，我願意當你的家教，教你怎麼寫字、說話，怎麼想事情。 <text:line-break/><text:line-break/>為什麼我需要知道這些資訊呢？因為我不相信有人會有這麼蠢的想法的同時，卻又會有這麼強烈的動機想要把這麼蠢的想法不斷要張貼出來（我已經刪過很多次你的腦殘留言）。我不相信會有這種事。 <text:line-break/><text:line-break/>為什麼不可能有這種事，那就比方說我不懂電腦，但我卻愚蠢到以為自己是電腦天才或電腦大師，有可能嗎？有可能會蠢到這種地步嗎？幾乎不可能。我相信你只是故意來亂，這種行為很可恥很低能不是嗎？ <text:line-break/><text:line-break/>當然，還有一個可能性就是你也許只是個國中生或小學生。如果是這樣，那我也只能勸你回家去找你的把拔馬麻討論，請他們教教你怎麼想事情，怎麼看資料，怎麼形成觀點，怎麼表達看法。</text:p>
      <text:p text:style-name="P5">陳湯   |  2021.09.02 21:10   |   <text:a xlink:type="simple" xlink:href="http://palinfo.habago.org/Entry?Command=Information_PrintForum#FORUM40936"><text:span text:style-name="T8">#</text:span></text:a></text:p>
      <text:p text:style-name="P6">抱歉 有冒犯敬請見諒....不過美國有萬般不是 總比讓蘇聯與納粹統治世界好吧?美國充其量是讓大家經濟發展的同時上繳通貨膨脹稅 鑄幣稅 付費給美國金融機構 充當美國的加油站 蘇聯統治世界的話 我們三餐不繼還要感謝無產階級工人祖國 納粹統治世界.....有命當奴隸就該偷笑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